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324.45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lockers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lili in Paris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Ernest Scared Stupid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First Man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ppy Death Day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 Am Cuba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Liyana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ississippi Masala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Mortal Kombat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oses and Aaron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Paddington 2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ex Work Activism: Body Politics and Human Rights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Smart 'n Spooky Kids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The Big Bad Fox and Other Tales…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The Book of Life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The Ornithologist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ito and the Birds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ruth or Dare</text:p>
          </table:table-cell>
          <table:table-cell office:value-type="string" calcext:value-type="string">
            <text:p>$0.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2 and the Invisible Footmen</text:p>
          </table:table-cell>
          <table:table-cell office:value-type="string" calcext:value-type="string">
            <text:p>$9.75</text:p>
          </table:table-cell>
          <table:table-cell office:value-type="float" office:value="9.75" calcext:value-type="float">
            <text:p>9.75</text:p>
          </table:table-cell>
          <table:table-cell office:value-type="float" office:value="0.000011775550756096" calcext:value-type="float">
            <text:p>1.1775550756096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Satan &amp; Adam</text:p>
          </table:table-cell>
          <table:table-cell office:value-type="string" calcext:value-type="string">
            <text:p>$10.00</text:p>
          </table:table-cell>
          <table:table-cell office:value-type="float" office:value="10" calcext:value-type="float">
            <text:p>10</text:p>
          </table:table-cell>
          <table:table-cell office:value-type="float" office:value="0.0000120774879549703" calcext:value-type="float">
            <text:p>1.20774879549703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$16.00</text:p>
          </table:table-cell>
          <table:table-cell office:value-type="float" office:value="16" calcext:value-type="float">
            <text:p>16</text:p>
          </table:table-cell>
          <table:table-cell office:value-type="float" office:value="0.0000193239807279525" calcext:value-type="float">
            <text:p>1.93239807279525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cience on Screen: Bombshell: The Hedy Lamarr Story</text:p>
          </table:table-cell>
          <table:table-cell office:value-type="string" calcext:value-type="string">
            <text:p>$20.00</text:p>
          </table:table-cell>
          <table:table-cell office:value-type="float" office:value="20" calcext:value-type="float">
            <text:p>20</text:p>
          </table:table-cell>
          <table:table-cell office:value-type="float" office:value="0.0000241549759099406" calcext:value-type="float">
            <text:p>2.41549759099406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$25.75</text:p>
          </table:table-cell>
          <table:table-cell office:value-type="float" office:value="25.75" calcext:value-type="float">
            <text:p>25.75</text:p>
          </table:table-cell>
          <table:table-cell office:value-type="float" office:value="0.0000310995314840485" calcext:value-type="float">
            <text:p>3.10995314840485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eak Up</text:p>
          </table:table-cell>
          <table:table-cell office:value-type="string" calcext:value-type="string">
            <text:p>$26.25</text:p>
          </table:table-cell>
          <table:table-cell office:value-type="float" office:value="26.25" calcext:value-type="float">
            <text:p>26.25</text:p>
          </table:table-cell>
          <table:table-cell office:value-type="float" office:value="0.000031703405881797" calcext:value-type="float">
            <text:p>3.1703405881797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ke Movie Night</text:p>
          </table:table-cell>
          <table:table-cell office:value-type="string" calcext:value-type="string">
            <text:p>$40.00</text:p>
          </table:table-cell>
          <table:table-cell office:value-type="float" office:value="40" calcext:value-type="float">
            <text:p>40</text:p>
          </table:table-cell>
          <table:table-cell office:value-type="float" office:value="0.0000483099518198812" calcext:value-type="float">
            <text:p>4.83099518198812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Ganja &amp; Hess</text:p>
          </table:table-cell>
          <table:table-cell office:value-type="string" calcext:value-type="string">
            <text:p>$40.00</text:p>
          </table:table-cell>
          <table:table-cell office:value-type="float" office:value="40" calcext:value-type="float">
            <text:p>40</text:p>
          </table:table-cell>
          <table:table-cell office:value-type="float" office:value="0.0000483099518198812" calcext:value-type="float">
            <text:p>4.83099518198812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eeting the Man: James Baldwin in Paris / Ornette: Made in America</text:p>
          </table:table-cell>
          <table:table-cell office:value-type="string" calcext:value-type="string">
            <text:p>$40.00</text:p>
          </table:table-cell>
          <table:table-cell office:value-type="float" office:value="40" calcext:value-type="float">
            <text:p>40</text:p>
          </table:table-cell>
          <table:table-cell office:value-type="float" office:value="0.0000483099518198812" calcext:value-type="float">
            <text:p>4.83099518198812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Scarlet Diva</text:p>
          </table:table-cell>
          <table:table-cell office:value-type="string" calcext:value-type="string">
            <text:p>$48.00</text:p>
          </table:table-cell>
          <table:table-cell office:value-type="float" office:value="48" calcext:value-type="float">
            <text:p>48</text:p>
          </table:table-cell>
          <table:table-cell office:value-type="float" office:value="0.0000579719421838574" calcext:value-type="float">
            <text:p>5.79719421838574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angerine</text:p>
          </table:table-cell>
          <table:table-cell office:value-type="string" calcext:value-type="string">
            <text:p>$48.00</text:p>
          </table:table-cell>
          <table:table-cell office:value-type="float" office:value="48" calcext:value-type="float">
            <text:p>48</text:p>
          </table:table-cell>
          <table:table-cell office:value-type="float" office:value="0.0000579719421838574" calcext:value-type="float">
            <text:p>5.79719421838574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Bread Factory, Part Two</text:p>
          </table:table-cell>
          <table:table-cell office:value-type="string" calcext:value-type="string">
            <text:p>$50.00</text:p>
          </table:table-cell>
          <table:table-cell office:value-type="float" office:value="50" calcext:value-type="float">
            <text:p>50</text:p>
          </table:table-cell>
          <table:table-cell office:value-type="float" office:value="0.0000603874397748515" calcext:value-type="float">
            <text:p>6.03874397748515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ittle Woods</text:p>
          </table:table-cell>
          <table:table-cell office:value-type="string" calcext:value-type="string">
            <text:p>$50.00</text:p>
          </table:table-cell>
          <table:table-cell office:value-type="float" office:value="50" calcext:value-type="float">
            <text:p>50</text:p>
          </table:table-cell>
          <table:table-cell office:value-type="float" office:value="0.0000603874397748515" calcext:value-type="float">
            <text:p>6.03874397748515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Bread Factory, Part One</text:p>
          </table:table-cell>
          <table:table-cell office:value-type="string" calcext:value-type="string">
            <text:p>$60.00</text:p>
          </table:table-cell>
          <table:table-cell office:value-type="float" office:value="60" calcext:value-type="float">
            <text:p>60</text:p>
          </table:table-cell>
          <table:table-cell office:value-type="float" office:value="0.0000724649277298218" calcext:value-type="float">
            <text:p>7.24649277298218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 Am Not a Witch</text:p>
          </table:table-cell>
          <table:table-cell office:value-type="string" calcext:value-type="string">
            <text:p>$60.00</text:p>
          </table:table-cell>
          <table:table-cell office:value-type="float" office:value="60" calcext:value-type="float">
            <text:p>60</text:p>
          </table:table-cell>
          <table:table-cell office:value-type="float" office:value="0.0000724649277298218" calcext:value-type="float">
            <text:p>7.24649277298218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erminal Island</text:p>
          </table:table-cell>
          <table:table-cell office:value-type="string" calcext:value-type="string">
            <text:p>$60.00</text:p>
          </table:table-cell>
          <table:table-cell office:value-type="float" office:value="60" calcext:value-type="float">
            <text:p>60</text:p>
          </table:table-cell>
          <table:table-cell office:value-type="float" office:value="0.0000724649277298218" calcext:value-type="float">
            <text:p>7.24649277298218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The Howling</text:p>
          </table:table-cell>
          <table:table-cell office:value-type="string" calcext:value-type="string">
            <text:p>$64.00</text:p>
          </table:table-cell>
          <table:table-cell office:value-type="float" office:value="64" calcext:value-type="float">
            <text:p>64</text:p>
          </table:table-cell>
          <table:table-cell office:value-type="float" office:value="0.0000772959229118099" calcext:value-type="float">
            <text:p>7.72959229118099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onrovia, Indiana</text:p>
          </table:table-cell>
          <table:table-cell office:value-type="string" calcext:value-type="string">
            <text:p>$70.00</text:p>
          </table:table-cell>
          <table:table-cell office:value-type="float" office:value="70" calcext:value-type="float">
            <text:p>70</text:p>
          </table:table-cell>
          <table:table-cell office:value-type="float" office:value="0.0000845424156847921" calcext:value-type="float">
            <text:p>8.45424156847921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lashdance</text:p>
          </table:table-cell>
          <table:table-cell office:value-type="string" calcext:value-type="string">
            <text:p>$72.00</text:p>
          </table:table-cell>
          <table:table-cell office:value-type="float" office:value="72" calcext:value-type="float">
            <text:p>72</text:p>
          </table:table-cell>
          <table:table-cell office:value-type="float" office:value="0.0000869579132757861" calcext:value-type="float">
            <text:p>8.69579132757861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Todo el año es navidad</text:p>
          </table:table-cell>
          <table:table-cell office:value-type="string" calcext:value-type="string">
            <text:p>$76.50</text:p>
          </table:table-cell>
          <table:table-cell office:value-type="float" office:value="76.5" calcext:value-type="float">
            <text:p>76.5</text:p>
          </table:table-cell>
          <table:table-cell office:value-type="float" office:value="0.0000923927828555228" calcext:value-type="float">
            <text:p>9.23927828555228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rooklyn</text:p>
          </table:table-cell>
          <table:table-cell office:value-type="string" calcext:value-type="string">
            <text:p>$79.50</text:p>
          </table:table-cell>
          <table:table-cell office:value-type="float" office:value="79.5" calcext:value-type="float">
            <text:p>79.5</text:p>
          </table:table-cell>
          <table:table-cell office:value-type="float" office:value="0.0000960160292420138" calcext:value-type="float">
            <text:p>9.60160292420138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ummer 1993</text:p>
          </table:table-cell>
          <table:table-cell office:value-type="string" calcext:value-type="string">
            <text:p>$80.00</text:p>
          </table:table-cell>
          <table:table-cell office:value-type="float" office:value="80" calcext:value-type="float">
            <text:p>80</text:p>
          </table:table-cell>
          <table:table-cell office:value-type="float" office:value="0.0000966199036397624" calcext:value-type="float">
            <text:p>9.66199036397624E-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ime for Ilhan</text:p>
          </table:table-cell>
          <table:table-cell office:value-type="string" calcext:value-type="string">
            <text:p>$83.50</text:p>
          </table:table-cell>
          <table:table-cell office:value-type="float" office:value="83.5" calcext:value-type="float">
            <text:p>83.5</text:p>
          </table:table-cell>
          <table:table-cell office:value-type="float" office:value="0.000100847024424002" calcext:value-type="float">
            <text:p>0.0001008470244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aws: The Revenge</text:p>
          </table:table-cell>
          <table:table-cell office:value-type="string" calcext:value-type="string">
            <text:p>$88.00</text:p>
          </table:table-cell>
          <table:table-cell office:value-type="float" office:value="88" calcext:value-type="float">
            <text:p>88</text:p>
          </table:table-cell>
          <table:table-cell office:value-type="float" office:value="0.000106281894003739" calcext:value-type="float">
            <text:p>0.000106281894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 Faithful Man </text:p>
          </table:table-cell>
          <table:table-cell office:value-type="string" calcext:value-type="string">
            <text:p>$90.00</text:p>
          </table:table-cell>
          <table:table-cell office:value-type="float" office:value="90" calcext:value-type="float">
            <text:p>90</text:p>
          </table:table-cell>
          <table:table-cell office:value-type="float" office:value="0.000108697391594733" calcext:value-type="float">
            <text:p>0.0001086973915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l Mar La Mar</text:p>
          </table:table-cell>
          <table:table-cell office:value-type="string" calcext:value-type="string">
            <text:p>$90.00</text:p>
          </table:table-cell>
          <table:table-cell office:value-type="float" office:value="90" calcext:value-type="float">
            <text:p>90</text:p>
          </table:table-cell>
          <table:table-cell office:value-type="float" office:value="0.000108697391594733" calcext:value-type="float">
            <text:p>0.0001086973915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Foreign Body</text:p>
          </table:table-cell>
          <table:table-cell office:value-type="string" calcext:value-type="string">
            <text:p>$90.00</text:p>
          </table:table-cell>
          <table:table-cell office:value-type="float" office:value="90" calcext:value-type="float">
            <text:p>90</text:p>
          </table:table-cell>
          <table:table-cell office:value-type="float" office:value="0.000108697391594733" calcext:value-type="float">
            <text:p>0.0001086973915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Ruben Blades is Not My Name</text:p>
          </table:table-cell>
          <table:table-cell office:value-type="string" calcext:value-type="string">
            <text:p>$92.00</text:p>
          </table:table-cell>
          <table:table-cell office:value-type="float" office:value="92" calcext:value-type="float">
            <text:p>92</text:p>
          </table:table-cell>
          <table:table-cell office:value-type="float" office:value="0.000111112889185727" calcext:value-type="float">
            <text:p>0.0001111128891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The Nutty Professor</text:p>
          </table:table-cell>
          <table:table-cell office:value-type="string" calcext:value-type="string">
            <text:p>$92.25</text:p>
          </table:table-cell>
          <table:table-cell office:value-type="float" office:value="92.25" calcext:value-type="float">
            <text:p>92.25</text:p>
          </table:table-cell>
          <table:table-cell office:value-type="float" office:value="0.000111414826384601" calcext:value-type="float">
            <text:p>0.0001114148263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ooley High</text:p>
          </table:table-cell>
          <table:table-cell office:value-type="string" calcext:value-type="string">
            <text:p>$94.00</text:p>
          </table:table-cell>
          <table:table-cell office:value-type="float" office:value="94" calcext:value-type="float">
            <text:p>94</text:p>
          </table:table-cell>
          <table:table-cell office:value-type="float" office:value="0.000113528386776721" calcext:value-type="float">
            <text:p>0.0001135283867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emetery Without Crosses</text:p>
          </table:table-cell>
          <table:table-cell office:value-type="string" calcext:value-type="string">
            <text:p>$104.00</text:p>
          </table:table-cell>
          <table:table-cell office:value-type="float" office:value="104" calcext:value-type="float">
            <text:p>104</text:p>
          </table:table-cell>
          <table:table-cell office:value-type="float" office:value="0.000125605874731691" calcext:value-type="float">
            <text:p>0.0001256058747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Rollerball</text:p>
          </table:table-cell>
          <table:table-cell office:value-type="string" calcext:value-type="string">
            <text:p>$104.00</text:p>
          </table:table-cell>
          <table:table-cell office:value-type="float" office:value="104" calcext:value-type="float">
            <text:p>104</text:p>
          </table:table-cell>
          <table:table-cell office:value-type="float" office:value="0.000125605874731691" calcext:value-type="float">
            <text:p>0.0001256058747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elvet Goldmine</text:p>
          </table:table-cell>
          <table:table-cell office:value-type="string" calcext:value-type="string">
            <text:p>$104.00</text:p>
          </table:table-cell>
          <table:table-cell office:value-type="float" office:value="104" calcext:value-type="float">
            <text:p>104</text:p>
          </table:table-cell>
          <table:table-cell office:value-type="float" office:value="0.000125605874731691" calcext:value-type="float">
            <text:p>0.0001256058747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oyz n the Hood</text:p>
          </table:table-cell>
          <table:table-cell office:value-type="string" calcext:value-type="string">
            <text:p>$115.75</text:p>
          </table:table-cell>
          <table:table-cell office:value-type="float" office:value="115.75" calcext:value-type="float">
            <text:p>115.75</text:p>
          </table:table-cell>
          <table:table-cell office:value-type="float" office:value="0.000139796923078781" calcext:value-type="float">
            <text:p>0.0001397969230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rom Night</text:p>
          </table:table-cell>
          <table:table-cell office:value-type="string" calcext:value-type="string">
            <text:p>$120.00</text:p>
          </table:table-cell>
          <table:table-cell office:value-type="float" office:value="120" calcext:value-type="float">
            <text:p>120</text:p>
          </table:table-cell>
          <table:table-cell office:value-type="float" office:value="0.000144929855459644" calcext:value-type="float">
            <text:p>0.000144929855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uy Me a Gun</text:p>
          </table:table-cell>
          <table:table-cell office:value-type="string" calcext:value-type="string">
            <text:p>$127.50</text:p>
          </table:table-cell>
          <table:table-cell office:value-type="float" office:value="127.5" calcext:value-type="float">
            <text:p>127.5</text:p>
          </table:table-cell>
          <table:table-cell office:value-type="float" office:value="0.000153987971425871" calcext:value-type="float">
            <text:p>0.0001539879714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Dirty Dancing</text:p>
          </table:table-cell>
          <table:table-cell office:value-type="string" calcext:value-type="string">
            <text:p>$128.00</text:p>
          </table:table-cell>
          <table:table-cell office:value-type="float" office:value="128" calcext:value-type="float">
            <text:p>128</text:p>
          </table:table-cell>
          <table:table-cell office:value-type="float" office:value="0.00015459184582362" calcext:value-type="float">
            <text:p>0.0001545918458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Let the Corpses Tan</text:p>
          </table:table-cell>
          <table:table-cell office:value-type="string" calcext:value-type="string">
            <text:p>$136.00</text:p>
          </table:table-cell>
          <table:table-cell office:value-type="float" office:value="136" calcext:value-type="float">
            <text:p>136</text:p>
          </table:table-cell>
          <table:table-cell office:value-type="float" office:value="0.000164253836187596" calcext:value-type="float">
            <text:p>0.0001642538361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The Exorcist</text:p>
          </table:table-cell>
          <table:table-cell office:value-type="string" calcext:value-type="string">
            <text:p>$136.00</text:p>
          </table:table-cell>
          <table:table-cell office:value-type="float" office:value="136" calcext:value-type="float">
            <text:p>136</text:p>
          </table:table-cell>
          <table:table-cell office:value-type="float" office:value="0.000164253836187596" calcext:value-type="float">
            <text:p>0.0001642538361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$136.00</text:p>
          </table:table-cell>
          <table:table-cell office:value-type="float" office:value="136" calcext:value-type="float">
            <text:p>136</text:p>
          </table:table-cell>
          <table:table-cell office:value-type="float" office:value="0.000164253836187596" calcext:value-type="float">
            <text:p>0.0001642538361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adeline's Madeline</text:p>
          </table:table-cell>
          <table:table-cell office:value-type="string" calcext:value-type="string">
            <text:p>$137.75</text:p>
          </table:table-cell>
          <table:table-cell office:value-type="float" office:value="137.75" calcext:value-type="float">
            <text:p>137.75</text:p>
          </table:table-cell>
          <table:table-cell office:value-type="float" office:value="0.000166367396579716" calcext:value-type="float">
            <text:p>0.000166367396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adget Girls &amp; ’63 Boycott w/ Risé Sanders-Weir &amp; Gordon Quinn</text:p>
          </table:table-cell>
          <table:table-cell office:value-type="string" calcext:value-type="string">
            <text:p>$138.00</text:p>
          </table:table-cell>
          <table:table-cell office:value-type="float" office:value="138" calcext:value-type="float">
            <text:p>138</text:p>
          </table:table-cell>
          <table:table-cell office:value-type="float" office:value="0.00016666933377859" calcext:value-type="float">
            <text:p>0.0001666693337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alloween (2018)</text:p>
          </table:table-cell>
          <table:table-cell office:value-type="string" calcext:value-type="string">
            <text:p>$141.25</text:p>
          </table:table-cell>
          <table:table-cell office:value-type="float" office:value="141.25" calcext:value-type="float">
            <text:p>141.25</text:p>
          </table:table-cell>
          <table:table-cell office:value-type="float" office:value="0.000170594517363955" calcext:value-type="float">
            <text:p>0.0001705945173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Selma</text:p>
          </table:table-cell>
          <table:table-cell office:value-type="string" calcext:value-type="string">
            <text:p>$143.25</text:p>
          </table:table-cell>
          <table:table-cell office:value-type="float" office:value="143.25" calcext:value-type="float">
            <text:p>143.25</text:p>
          </table:table-cell>
          <table:table-cell office:value-type="float" office:value="0.000173010014954949" calcext:value-type="float">
            <text:p>0.0001730100149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Why Don’t You Play in Hell?</text:p>
          </table:table-cell>
          <table:table-cell office:value-type="string" calcext:value-type="string">
            <text:p>$144.00</text:p>
          </table:table-cell>
          <table:table-cell office:value-type="float" office:value="144" calcext:value-type="float">
            <text:p>144</text:p>
          </table:table-cell>
          <table:table-cell office:value-type="float" office:value="0.000173915826551572" calcext:value-type="float">
            <text:p>0.00017391582655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Girlhood</text:p>
          </table:table-cell>
          <table:table-cell office:value-type="string" calcext:value-type="string">
            <text:p>$148.25</text:p>
          </table:table-cell>
          <table:table-cell office:value-type="float" office:value="148.25" calcext:value-type="float">
            <text:p>148.25</text:p>
          </table:table-cell>
          <table:table-cell office:value-type="float" office:value="0.000179048758932435" calcext:value-type="float">
            <text:p>0.0001790487589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$152.00</text:p>
          </table:table-cell>
          <table:table-cell office:value-type="float" office:value="152" calcext:value-type="float">
            <text:p>152</text:p>
          </table:table-cell>
          <table:table-cell office:value-type="float" office:value="0.000183577816915548" calcext:value-type="float">
            <text:p>0.0001835778169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The Black Cat</text:p>
          </table:table-cell>
          <table:table-cell office:value-type="string" calcext:value-type="string">
            <text:p>$152.00</text:p>
          </table:table-cell>
          <table:table-cell office:value-type="float" office:value="152" calcext:value-type="float">
            <text:p>152</text:p>
          </table:table-cell>
          <table:table-cell office:value-type="float" office:value="0.000183577816915548" calcext:value-type="float">
            <text:p>0.0001835778169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rain Damage</text:p>
          </table:table-cell>
          <table:table-cell office:value-type="string" calcext:value-type="string">
            <text:p>$160.00</text:p>
          </table:table-cell>
          <table:table-cell office:value-type="float" office:value="160" calcext:value-type="float">
            <text:p>160</text:p>
          </table:table-cell>
          <table:table-cell office:value-type="float" office:value="0.000193239807279525" calcext:value-type="float">
            <text:p>0.000193239807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cKellen: Playing the Part</text:p>
          </table:table-cell>
          <table:table-cell office:value-type="string" calcext:value-type="string">
            <text:p>$160.00</text:p>
          </table:table-cell>
          <table:table-cell office:value-type="float" office:value="160" calcext:value-type="float">
            <text:p>160</text:p>
          </table:table-cell>
          <table:table-cell office:value-type="float" office:value="0.000193239807279525" calcext:value-type="float">
            <text:p>0.000193239807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he Sandlot</text:p>
          </table:table-cell>
          <table:table-cell office:value-type="string" calcext:value-type="string">
            <text:p>$160.00</text:p>
          </table:table-cell>
          <table:table-cell office:value-type="float" office:value="160" calcext:value-type="float">
            <text:p>160</text:p>
          </table:table-cell>
          <table:table-cell office:value-type="float" office:value="0.000193239807279525" calcext:value-type="float">
            <text:p>0.000193239807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$168.00</text:p>
          </table:table-cell>
          <table:table-cell office:value-type="float" office:value="168" calcext:value-type="float">
            <text:p>168</text:p>
          </table:table-cell>
          <table:table-cell office:value-type="float" office:value="0.000202901797643501" calcext:value-type="float">
            <text:p>0.0002029017976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ales From The Hood</text:p>
          </table:table-cell>
          <table:table-cell office:value-type="string" calcext:value-type="string">
            <text:p>$176.00</text:p>
          </table:table-cell>
          <table:table-cell office:value-type="float" office:value="176" calcext:value-type="float">
            <text:p>176</text:p>
          </table:table-cell>
          <table:table-cell office:value-type="float" office:value="0.000212563788007477" calcext:value-type="float">
            <text:p>0.0002125637880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Killer of Sheep</text:p>
          </table:table-cell>
          <table:table-cell office:value-type="string" calcext:value-type="string">
            <text:p>$178.75</text:p>
          </table:table-cell>
          <table:table-cell office:value-type="float" office:value="178.75" calcext:value-type="float">
            <text:p>178.75</text:p>
          </table:table-cell>
          <table:table-cell office:value-type="float" office:value="0.000215885097195094" calcext:value-type="float">
            <text:p>0.0002158850971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otel by the River</text:p>
          </table:table-cell>
          <table:table-cell office:value-type="string" calcext:value-type="string">
            <text:p>$182.00</text:p>
          </table:table-cell>
          <table:table-cell office:value-type="float" office:value="182" calcext:value-type="float">
            <text:p>182</text:p>
          </table:table-cell>
          <table:table-cell office:value-type="float" office:value="0.000219810280780459" calcext:value-type="float">
            <text:p>0.000219810280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he Blob (1988)</text:p>
          </table:table-cell>
          <table:table-cell office:value-type="string" calcext:value-type="string">
            <text:p>$184.00</text:p>
          </table:table-cell>
          <table:table-cell office:value-type="float" office:value="184" calcext:value-type="float">
            <text:p>184</text:p>
          </table:table-cell>
          <table:table-cell office:value-type="float" office:value="0.000222225778371453" calcext:value-type="float">
            <text:p>0.0002222257783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$185.75</text:p>
          </table:table-cell>
          <table:table-cell office:value-type="float" office:value="185.75" calcext:value-type="float">
            <text:p>185.75</text:p>
          </table:table-cell>
          <table:table-cell office:value-type="float" office:value="0.000224339338763573" calcext:value-type="float">
            <text:p>0.0002243393387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$186.50</text:p>
          </table:table-cell>
          <table:table-cell office:value-type="float" office:value="186.5" calcext:value-type="float">
            <text:p>186.5</text:p>
          </table:table-cell>
          <table:table-cell office:value-type="float" office:value="0.000225245150360196" calcext:value-type="float">
            <text:p>0.000225245150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Pet Sematary</text:p>
          </table:table-cell>
          <table:table-cell office:value-type="string" calcext:value-type="string">
            <text:p>$192.00</text:p>
          </table:table-cell>
          <table:table-cell office:value-type="float" office:value="192" calcext:value-type="float">
            <text:p>192</text:p>
          </table:table-cell>
          <table:table-cell office:value-type="float" office:value="0.00023188776873543" calcext:value-type="float">
            <text:p>0.0002318877687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Slice</text:p>
          </table:table-cell>
          <table:table-cell office:value-type="string" calcext:value-type="string">
            <text:p>$192.00</text:p>
          </table:table-cell>
          <table:table-cell office:value-type="float" office:value="192" calcext:value-type="float">
            <text:p>192</text:p>
          </table:table-cell>
          <table:table-cell office:value-type="float" office:value="0.00023188776873543" calcext:value-type="float">
            <text:p>0.0002318877687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Filmworker</text:p>
          </table:table-cell>
          <table:table-cell office:value-type="string" calcext:value-type="string">
            <text:p>$200.00</text:p>
          </table:table-cell>
          <table:table-cell office:value-type="float" office:value="200" calcext:value-type="float">
            <text:p>200</text:p>
          </table:table-cell>
          <table:table-cell office:value-type="float" office:value="0.000241549759099406" calcext:value-type="float">
            <text:p>0.0002415497590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ot Summer Nights</text:p>
          </table:table-cell>
          <table:table-cell office:value-type="string" calcext:value-type="string">
            <text:p>$200.00</text:p>
          </table:table-cell>
          <table:table-cell office:value-type="float" office:value="200" calcext:value-type="float">
            <text:p>200</text:p>
          </table:table-cell>
          <table:table-cell office:value-type="float" office:value="0.000241549759099406" calcext:value-type="float">
            <text:p>0.0002415497590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Phantasm</text:p>
          </table:table-cell>
          <table:table-cell office:value-type="string" calcext:value-type="string">
            <text:p>$200.00</text:p>
          </table:table-cell>
          <table:table-cell office:value-type="float" office:value="200" calcext:value-type="float">
            <text:p>200</text:p>
          </table:table-cell>
          <table:table-cell office:value-type="float" office:value="0.000241549759099406" calcext:value-type="float">
            <text:p>0.0002415497590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Punch-Drunk Love</text:p>
          </table:table-cell>
          <table:table-cell office:value-type="string" calcext:value-type="string">
            <text:p>$200.00</text:p>
          </table:table-cell>
          <table:table-cell office:value-type="float" office:value="200" calcext:value-type="float">
            <text:p>200</text:p>
          </table:table-cell>
          <table:table-cell office:value-type="float" office:value="0.000241549759099406" calcext:value-type="float">
            <text:p>0.0002415497590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This Is Home: A Refugee Story</text:p>
          </table:table-cell>
          <table:table-cell office:value-type="string" calcext:value-type="string">
            <text:p>$204.25</text:p>
          </table:table-cell>
          <table:table-cell office:value-type="float" office:value="204.25" calcext:value-type="float">
            <text:p>204.25</text:p>
          </table:table-cell>
          <table:table-cell office:value-type="float" office:value="0.000246682691480268" calcext:value-type="float">
            <text:p>0.00024668269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i: Fear Eats The Soul</text:p>
          </table:table-cell>
          <table:table-cell office:value-type="string" calcext:value-type="string">
            <text:p>$204.75</text:p>
          </table:table-cell>
          <table:table-cell office:value-type="float" office:value="204.75" calcext:value-type="float">
            <text:p>204.75</text:p>
          </table:table-cell>
          <table:table-cell office:value-type="float" office:value="0.000247286565878017" calcext:value-type="float">
            <text:p>0.0002472865658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he Beaches of Agnès</text:p>
          </table:table-cell>
          <table:table-cell office:value-type="string" calcext:value-type="string">
            <text:p>$205.50</text:p>
          </table:table-cell>
          <table:table-cell office:value-type="float" office:value="205.5" calcext:value-type="float">
            <text:p>205.5</text:p>
          </table:table-cell>
          <table:table-cell office:value-type="float" office:value="0.00024819237747464" calcext:value-type="float">
            <text:p>0.0002481923774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Groundhog Day</text:p>
          </table:table-cell>
          <table:table-cell office:value-type="string" calcext:value-type="string">
            <text:p>$208.00</text:p>
          </table:table-cell>
          <table:table-cell office:value-type="float" office:value="208" calcext:value-type="float">
            <text:p>208</text:p>
          </table:table-cell>
          <table:table-cell office:value-type="float" office:value="0.000251211749463382" calcext:value-type="float">
            <text:p>0.0002512117494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Polyester </text:p>
          </table:table-cell>
          <table:table-cell office:value-type="string" calcext:value-type="string">
            <text:p>$208.00</text:p>
          </table:table-cell>
          <table:table-cell office:value-type="float" office:value="208" calcext:value-type="float">
            <text:p>208</text:p>
          </table:table-cell>
          <table:table-cell office:value-type="float" office:value="0.000251211749463382" calcext:value-type="float">
            <text:p>0.0002512117494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ummer of 84</text:p>
          </table:table-cell>
          <table:table-cell office:value-type="string" calcext:value-type="string">
            <text:p>$208.00</text:p>
          </table:table-cell>
          <table:table-cell office:value-type="float" office:value="208" calcext:value-type="float">
            <text:p>208</text:p>
          </table:table-cell>
          <table:table-cell office:value-type="float" office:value="0.000251211749463382" calcext:value-type="float">
            <text:p>0.0002512117494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’Atalante</text:p>
          </table:table-cell>
          <table:table-cell office:value-type="string" calcext:value-type="string">
            <text:p>$213.50</text:p>
          </table:table-cell>
          <table:table-cell office:value-type="float" office:value="213.5" calcext:value-type="float">
            <text:p>213.5</text:p>
          </table:table-cell>
          <table:table-cell office:value-type="float" office:value="0.000257854367838616" calcext:value-type="float">
            <text:p>0.0002578543678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Retablo</text:p>
          </table:table-cell>
          <table:table-cell office:value-type="string" calcext:value-type="string">
            <text:p>$216.25</text:p>
          </table:table-cell>
          <table:table-cell office:value-type="float" office:value="216.25" calcext:value-type="float">
            <text:p>216.25</text:p>
          </table:table-cell>
          <table:table-cell office:value-type="float" office:value="0.000261175677026233" calcext:value-type="float">
            <text:p>0.0002611756770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Grace Jones: Bloodlight and Bami</text:p>
          </table:table-cell>
          <table:table-cell office:value-type="string" calcext:value-type="string">
            <text:p>$216.50</text:p>
          </table:table-cell>
          <table:table-cell office:value-type="float" office:value="216.5" calcext:value-type="float">
            <text:p>216.5</text:p>
          </table:table-cell>
          <table:table-cell office:value-type="float" office:value="0.000261477614225107" calcext:value-type="float">
            <text:p>0.0002614776142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Thelma &amp; Louise</text:p>
          </table:table-cell>
          <table:table-cell office:value-type="string" calcext:value-type="string">
            <text:p>$216.75</text:p>
          </table:table-cell>
          <table:table-cell office:value-type="float" office:value="216.75" calcext:value-type="float">
            <text:p>216.75</text:p>
          </table:table-cell>
          <table:table-cell office:value-type="float" office:value="0.000261779551423981" calcext:value-type="float">
            <text:p>0.0002617795514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econstructing the Beatles: 1963 Yeah! Yeah! Yeah!</text:p>
          </table:table-cell>
          <table:table-cell office:value-type="string" calcext:value-type="string">
            <text:p>$219.75</text:p>
          </table:table-cell>
          <table:table-cell office:value-type="float" office:value="219.75" calcext:value-type="float">
            <text:p>219.75</text:p>
          </table:table-cell>
          <table:table-cell office:value-type="float" office:value="0.000265402797810472" calcext:value-type="float">
            <text:p>0.000265402797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Robot &amp; Frank</text:p>
          </table:table-cell>
          <table:table-cell office:value-type="string" calcext:value-type="string">
            <text:p>$222.50</text:p>
          </table:table-cell>
          <table:table-cell office:value-type="float" office:value="222.5" calcext:value-type="float">
            <text:p>222.5</text:p>
          </table:table-cell>
          <table:table-cell office:value-type="float" office:value="0.000268724106998089" calcext:value-type="float">
            <text:p>0.0002687241069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$223.50</text:p>
          </table:table-cell>
          <table:table-cell office:value-type="float" office:value="223.5" calcext:value-type="float">
            <text:p>223.5</text:p>
          </table:table-cell>
          <table:table-cell office:value-type="float" office:value="0.000269931855793586" calcext:value-type="float">
            <text:p>0.00026993185579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ndyman</text:p>
          </table:table-cell>
          <table:table-cell office:value-type="string" calcext:value-type="string">
            <text:p>$224.00</text:p>
          </table:table-cell>
          <table:table-cell office:value-type="float" office:value="224" calcext:value-type="float">
            <text:p>224</text:p>
          </table:table-cell>
          <table:table-cell office:value-type="float" office:value="0.000270535730191335" calcext:value-type="float">
            <text:p>0.0002705357301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he Vessel</text:p>
          </table:table-cell>
          <table:table-cell office:value-type="string" calcext:value-type="string">
            <text:p>$228.75</text:p>
          </table:table-cell>
          <table:table-cell office:value-type="float" office:value="228.75" calcext:value-type="float">
            <text:p>228.75</text:p>
          </table:table-cell>
          <table:table-cell office:value-type="float" office:value="0.000276272536969945" calcext:value-type="float">
            <text:p>0.000276272536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The Bird with the Crystal Plumage</text:p>
          </table:table-cell>
          <table:table-cell office:value-type="string" calcext:value-type="string">
            <text:p>$232.00</text:p>
          </table:table-cell>
          <table:table-cell office:value-type="float" office:value="232" calcext:value-type="float">
            <text:p>232</text:p>
          </table:table-cell>
          <table:table-cell office:value-type="float" office:value="0.000280197720555311" calcext:value-type="float">
            <text:p>0.0002801977205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ia Madre</text:p>
          </table:table-cell>
          <table:table-cell office:value-type="string" calcext:value-type="string">
            <text:p>$237.00</text:p>
          </table:table-cell>
          <table:table-cell office:value-type="float" office:value="237" calcext:value-type="float">
            <text:p>237</text:p>
          </table:table-cell>
          <table:table-cell office:value-type="float" office:value="0.000286236464532796" calcext:value-type="float">
            <text:p>0.0002862364645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The Friends of Eddie Coyle</text:p>
          </table:table-cell>
          <table:table-cell office:value-type="string" calcext:value-type="string">
            <text:p>$238.00</text:p>
          </table:table-cell>
          <table:table-cell office:value-type="float" office:value="238" calcext:value-type="float">
            <text:p>238</text:p>
          </table:table-cell>
          <table:table-cell office:value-type="float" office:value="0.000287444213328293" calcext:value-type="float">
            <text:p>0.0002874442133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ight of the Living Dead</text:p>
          </table:table-cell>
          <table:table-cell office:value-type="string" calcext:value-type="string">
            <text:p>$240.00</text:p>
          </table:table-cell>
          <table:table-cell office:value-type="float" office:value="240" calcext:value-type="float">
            <text:p>240</text:p>
          </table:table-cell>
          <table:table-cell office:value-type="float" office:value="0.000289859710919287" calcext:value-type="float">
            <text:p>0.0002898597109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The Handmaid's Tale</text:p>
          </table:table-cell>
          <table:table-cell office:value-type="string" calcext:value-type="string">
            <text:p>$240.00</text:p>
          </table:table-cell>
          <table:table-cell office:value-type="float" office:value="240" calcext:value-type="float">
            <text:p>240</text:p>
          </table:table-cell>
          <table:table-cell office:value-type="float" office:value="0.000289859710919287" calcext:value-type="float">
            <text:p>0.0002898597109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he Nightingale</text:p>
          </table:table-cell>
          <table:table-cell office:value-type="string" calcext:value-type="string">
            <text:p>$240.00</text:p>
          </table:table-cell>
          <table:table-cell office:value-type="float" office:value="240" calcext:value-type="float">
            <text:p>240</text:p>
          </table:table-cell>
          <table:table-cell office:value-type="float" office:value="0.000289859710919287" calcext:value-type="float">
            <text:p>0.0002898597109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Skate Kitchen</text:p>
          </table:table-cell>
          <table:table-cell office:value-type="string" calcext:value-type="string">
            <text:p>$241.25</text:p>
          </table:table-cell>
          <table:table-cell office:value-type="float" office:value="241.25" calcext:value-type="float">
            <text:p>241.25</text:p>
          </table:table-cell>
          <table:table-cell office:value-type="float" office:value="0.000291369396913658" calcext:value-type="float">
            <text:p>0.0002913693969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lack Clover</text:p>
          </table:table-cell>
          <table:table-cell office:value-type="string" calcext:value-type="string">
            <text:p>$242.00</text:p>
          </table:table-cell>
          <table:table-cell office:value-type="float" office:value="242" calcext:value-type="float">
            <text:p>242</text:p>
          </table:table-cell>
          <table:table-cell office:value-type="float" office:value="0.000292275208510281" calcext:value-type="float">
            <text:p>0.000292275208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pace is the Place</text:p>
          </table:table-cell>
          <table:table-cell office:value-type="string" calcext:value-type="string">
            <text:p>$248.00</text:p>
          </table:table-cell>
          <table:table-cell office:value-type="float" office:value="248" calcext:value-type="float">
            <text:p>248</text:p>
          </table:table-cell>
          <table:table-cell office:value-type="float" office:value="0.000299521701283263" calcext:value-type="float">
            <text:p>0.0002995217012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he Gospel According to André</text:p>
          </table:table-cell>
          <table:table-cell office:value-type="string" calcext:value-type="string">
            <text:p>$251.00</text:p>
          </table:table-cell>
          <table:table-cell office:value-type="float" office:value="251" calcext:value-type="float">
            <text:p>251</text:p>
          </table:table-cell>
          <table:table-cell office:value-type="float" office:value="0.000303144947669754" calcext:value-type="float">
            <text:p>0.000303144947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ell Them We Are Rising: The Story of Black Colleges and Universities</text:p>
          </table:table-cell>
          <table:table-cell office:value-type="string" calcext:value-type="string">
            <text:p>$254.00</text:p>
          </table:table-cell>
          <table:table-cell office:value-type="float" office:value="254" calcext:value-type="float">
            <text:p>254</text:p>
          </table:table-cell>
          <table:table-cell office:value-type="float" office:value="0.000306768194056245" calcext:value-type="float">
            <text:p>0.0003067681940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limax</text:p>
          </table:table-cell>
          <table:table-cell office:value-type="string" calcext:value-type="string">
            <text:p>$256.00</text:p>
          </table:table-cell>
          <table:table-cell office:value-type="float" office:value="256" calcext:value-type="float">
            <text:p>256</text:p>
          </table:table-cell>
          <table:table-cell office:value-type="float" office:value="0.000309183691647239" calcext:value-type="float">
            <text:p>0.0003091836916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awn of the Dead</text:p>
          </table:table-cell>
          <table:table-cell office:value-type="string" calcext:value-type="string">
            <text:p>$256.00</text:p>
          </table:table-cell>
          <table:table-cell office:value-type="float" office:value="256" calcext:value-type="float">
            <text:p>256</text:p>
          </table:table-cell>
          <table:table-cell office:value-type="float" office:value="0.000309183691647239" calcext:value-type="float">
            <text:p>0.0003091836916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i vida dentro</text:p>
          </table:table-cell>
          <table:table-cell office:value-type="string" calcext:value-type="string">
            <text:p>$260.00</text:p>
          </table:table-cell>
          <table:table-cell office:value-type="float" office:value="260" calcext:value-type="float">
            <text:p>260</text:p>
          </table:table-cell>
          <table:table-cell office:value-type="float" office:value="0.000314014686829228" calcext:value-type="float">
            <text:p>0.0003140146868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ave a Nice Day</text:p>
          </table:table-cell>
          <table:table-cell office:value-type="string" calcext:value-type="string">
            <text:p>$260.25</text:p>
          </table:table-cell>
          <table:table-cell office:value-type="float" office:value="260.25" calcext:value-type="float">
            <text:p>260.25</text:p>
          </table:table-cell>
          <table:table-cell office:value-type="float" office:value="0.000314316624028102" calcext:value-type="float">
            <text:p>0.0003143166240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lue Collar</text:p>
          </table:table-cell>
          <table:table-cell office:value-type="string" calcext:value-type="string">
            <text:p>$264.00</text:p>
          </table:table-cell>
          <table:table-cell office:value-type="float" office:value="264" calcext:value-type="float">
            <text:p>264</text:p>
          </table:table-cell>
          <table:table-cell office:value-type="float" office:value="0.000318845682011216" calcext:value-type="float">
            <text:p>0.0003188456820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Rosa Chumbe</text:p>
          </table:table-cell>
          <table:table-cell office:value-type="string" calcext:value-type="string">
            <text:p>$266.50</text:p>
          </table:table-cell>
          <table:table-cell office:value-type="float" office:value="266.5" calcext:value-type="float">
            <text:p>266.5</text:p>
          </table:table-cell>
          <table:table-cell office:value-type="float" office:value="0.000321865053999958" calcext:value-type="float">
            <text:p>0.0003218650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Minding the Gap</text:p>
          </table:table-cell>
          <table:table-cell office:value-type="string" calcext:value-type="string">
            <text:p>$267.25</text:p>
          </table:table-cell>
          <table:table-cell office:value-type="float" office:value="267.25" calcext:value-type="float">
            <text:p>267.25</text:p>
          </table:table-cell>
          <table:table-cell office:value-type="float" office:value="0.000322770865596581" calcext:value-type="float">
            <text:p>0.0003227708655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Don’t Look Now</text:p>
          </table:table-cell>
          <table:table-cell office:value-type="string" calcext:value-type="string">
            <text:p>$272.00</text:p>
          </table:table-cell>
          <table:table-cell office:value-type="float" office:value="272" calcext:value-type="float">
            <text:p>272</text:p>
          </table:table-cell>
          <table:table-cell office:value-type="float" office:value="0.000328507672375192" calcext:value-type="float">
            <text:p>0.0003285076723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Hagazussa</text:p>
          </table:table-cell>
          <table:table-cell office:value-type="string" calcext:value-type="string">
            <text:p>$272.00</text:p>
          </table:table-cell>
          <table:table-cell office:value-type="float" office:value="272" calcext:value-type="float">
            <text:p>272</text:p>
          </table:table-cell>
          <table:table-cell office:value-type="float" office:value="0.000328507672375192" calcext:value-type="float">
            <text:p>0.0003285076723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he Texas Chainsaw Massacre 2</text:p>
          </table:table-cell>
          <table:table-cell office:value-type="string" calcext:value-type="string">
            <text:p>$272.00</text:p>
          </table:table-cell>
          <table:table-cell office:value-type="float" office:value="272" calcext:value-type="float">
            <text:p>272</text:p>
          </table:table-cell>
          <table:table-cell office:value-type="float" office:value="0.000328507672375192" calcext:value-type="float">
            <text:p>0.0003285076723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eorge A. Romero Double Feature</text:p>
          </table:table-cell>
          <table:table-cell office:value-type="string" calcext:value-type="string">
            <text:p>$276.00</text:p>
          </table:table-cell>
          <table:table-cell office:value-type="float" office:value="276" calcext:value-type="float">
            <text:p>276</text:p>
          </table:table-cell>
          <table:table-cell office:value-type="float" office:value="0.00033333866755718" calcext:value-type="float">
            <text:p>0.0003333386675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iant Little Ones</text:p>
          </table:table-cell>
          <table:table-cell office:value-type="string" calcext:value-type="string">
            <text:p>$280.50</text:p>
          </table:table-cell>
          <table:table-cell office:value-type="float" office:value="280.5" calcext:value-type="float">
            <text:p>280.5</text:p>
          </table:table-cell>
          <table:table-cell office:value-type="float" office:value="0.000338773537136917" calcext:value-type="float">
            <text:p>0.0003387735371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mpire of the Ants</text:p>
          </table:table-cell>
          <table:table-cell office:value-type="string" calcext:value-type="string">
            <text:p>$282.50</text:p>
          </table:table-cell>
          <table:table-cell office:value-type="float" office:value="282.5" calcext:value-type="float">
            <text:p>282.5</text:p>
          </table:table-cell>
          <table:table-cell office:value-type="float" office:value="0.000341189034727911" calcext:value-type="float">
            <text:p>0.0003411890347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Zama</text:p>
          </table:table-cell>
          <table:table-cell office:value-type="string" calcext:value-type="string">
            <text:p>$283.25</text:p>
          </table:table-cell>
          <table:table-cell office:value-type="float" office:value="283.25" calcext:value-type="float">
            <text:p>283.25</text:p>
          </table:table-cell>
          <table:table-cell office:value-type="float" office:value="0.000342094846324534" calcext:value-type="float">
            <text:p>0.0003420948463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armen Jones</text:p>
          </table:table-cell>
          <table:table-cell office:value-type="string" calcext:value-type="string">
            <text:p>$292.00</text:p>
          </table:table-cell>
          <table:table-cell office:value-type="float" office:value="292" calcext:value-type="float">
            <text:p>292</text:p>
          </table:table-cell>
          <table:table-cell office:value-type="float" office:value="0.000352662648285133" calcext:value-type="float">
            <text:p>0.0003526626482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Okko’s Inn</text:p>
          </table:table-cell>
          <table:table-cell office:value-type="string" calcext:value-type="string">
            <text:p>$292.75</text:p>
          </table:table-cell>
          <table:table-cell office:value-type="float" office:value="292.75" calcext:value-type="float">
            <text:p>292.75</text:p>
          </table:table-cell>
          <table:table-cell office:value-type="float" office:value="0.000353568459881755" calcext:value-type="float">
            <text:p>0.0003535684598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Willy Wonka &amp; the Chocolate Factory</text:p>
          </table:table-cell>
          <table:table-cell office:value-type="string" calcext:value-type="string">
            <text:p>$295.00</text:p>
          </table:table-cell>
          <table:table-cell office:value-type="float" office:value="295" calcext:value-type="float">
            <text:p>295</text:p>
          </table:table-cell>
          <table:table-cell office:value-type="float" office:value="0.000356285894671624" calcext:value-type="float">
            <text:p>0.0003562858946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aving Brinton</text:p>
          </table:table-cell>
          <table:table-cell office:value-type="string" calcext:value-type="string">
            <text:p>$296.00</text:p>
          </table:table-cell>
          <table:table-cell office:value-type="float" office:value="296" calcext:value-type="float">
            <text:p>296</text:p>
          </table:table-cell>
          <table:table-cell office:value-type="float" office:value="0.000357493643467121" calcext:value-type="float">
            <text:p>0.0003574936434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oliday Heart</text:p>
          </table:table-cell>
          <table:table-cell office:value-type="string" calcext:value-type="string">
            <text:p>$297.75</text:p>
          </table:table-cell>
          <table:table-cell office:value-type="float" office:value="297.75" calcext:value-type="float">
            <text:p>297.75</text:p>
          </table:table-cell>
          <table:table-cell office:value-type="float" office:value="0.00035960720385924" calcext:value-type="float">
            <text:p>0.0003596072038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Science Fair</text:p>
          </table:table-cell>
          <table:table-cell office:value-type="string" calcext:value-type="string">
            <text:p>$300.25</text:p>
          </table:table-cell>
          <table:table-cell office:value-type="float" office:value="300.25" calcext:value-type="float">
            <text:p>300.25</text:p>
          </table:table-cell>
          <table:table-cell office:value-type="float" office:value="0.000362626575847983" calcext:value-type="float">
            <text:p>0.0003626265758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l That Heaven Allows</text:p>
          </table:table-cell>
          <table:table-cell office:value-type="string" calcext:value-type="string">
            <text:p>$303.25</text:p>
          </table:table-cell>
          <table:table-cell office:value-type="float" office:value="303.25" calcext:value-type="float">
            <text:p>303.25</text:p>
          </table:table-cell>
          <table:table-cell office:value-type="float" office:value="0.000366249822234474" calcext:value-type="float">
            <text:p>0.0003662498222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Plus One</text:p>
          </table:table-cell>
          <table:table-cell office:value-type="string" calcext:value-type="string">
            <text:p>$304.00</text:p>
          </table:table-cell>
          <table:table-cell office:value-type="float" office:value="304" calcext:value-type="float">
            <text:p>304</text:p>
          </table:table-cell>
          <table:table-cell office:value-type="float" office:value="0.000367155633831097" calcext:value-type="float">
            <text:p>0.0003671556338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ony Conrad: Completely in the Present</text:p>
          </table:table-cell>
          <table:table-cell office:value-type="string" calcext:value-type="string">
            <text:p>$304.00</text:p>
          </table:table-cell>
          <table:table-cell office:value-type="float" office:value="304" calcext:value-type="float">
            <text:p>304</text:p>
          </table:table-cell>
          <table:table-cell office:value-type="float" office:value="0.000367155633831097" calcext:value-type="float">
            <text:p>0.0003671556338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sk Dr. Ruth</text:p>
          </table:table-cell>
          <table:table-cell office:value-type="string" calcext:value-type="string">
            <text:p>$310.50</text:p>
          </table:table-cell>
          <table:table-cell office:value-type="float" office:value="310.5" calcext:value-type="float">
            <text:p>310.5</text:p>
          </table:table-cell>
          <table:table-cell office:value-type="float" office:value="0.000375006001001828" calcext:value-type="float">
            <text:p>0.000375006001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remlins</text:p>
          </table:table-cell>
          <table:table-cell office:value-type="string" calcext:value-type="string">
            <text:p>$312.00</text:p>
          </table:table-cell>
          <table:table-cell office:value-type="float" office:value="312" calcext:value-type="float">
            <text:p>312</text:p>
          </table:table-cell>
          <table:table-cell office:value-type="float" office:value="0.000376817624195073" calcext:value-type="float">
            <text:p>0.0003768176241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Maximum Overdrive</text:p>
          </table:table-cell>
          <table:table-cell office:value-type="string" calcext:value-type="string">
            <text:p>$312.00</text:p>
          </table:table-cell>
          <table:table-cell office:value-type="float" office:value="312" calcext:value-type="float">
            <text:p>312</text:p>
          </table:table-cell>
          <table:table-cell office:value-type="float" office:value="0.000376817624195073" calcext:value-type="float">
            <text:p>0.0003768176241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$319.50</text:p>
          </table:table-cell>
          <table:table-cell office:value-type="float" office:value="319.5" calcext:value-type="float">
            <text:p>319.5</text:p>
          </table:table-cell>
          <table:table-cell office:value-type="float" office:value="0.000385875740161301" calcext:value-type="float">
            <text:p>0.0003858757401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Marlina the Murderer in Four Acts</text:p>
          </table:table-cell>
          <table:table-cell office:value-type="string" calcext:value-type="string">
            <text:p>$319.75</text:p>
          </table:table-cell>
          <table:table-cell office:value-type="float" office:value="319.75" calcext:value-type="float">
            <text:p>319.75</text:p>
          </table:table-cell>
          <table:table-cell office:value-type="float" office:value="0.000386177677360175" calcext:value-type="float">
            <text:p>0.0003861776773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enry: Portrait of a Serial Killer</text:p>
          </table:table-cell>
          <table:table-cell office:value-type="string" calcext:value-type="string">
            <text:p>$320.00</text:p>
          </table:table-cell>
          <table:table-cell office:value-type="float" office:value="320" calcext:value-type="float">
            <text:p>320</text:p>
          </table:table-cell>
          <table:table-cell office:value-type="float" office:value="0.000386479614559049" calcext:value-type="float">
            <text:p>0.0003864796145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lade</text:p>
          </table:table-cell>
          <table:table-cell office:value-type="string" calcext:value-type="string">
            <text:p>$324.00</text:p>
          </table:table-cell>
          <table:table-cell office:value-type="float" office:value="324" calcext:value-type="float">
            <text:p>324</text:p>
          </table:table-cell>
          <table:table-cell office:value-type="float" office:value="0.000391310609741037" calcext:value-type="float">
            <text:p>0.0003913106097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$328.00</text:p>
          </table:table-cell>
          <table:table-cell office:value-type="float" office:value="328" calcext:value-type="float">
            <text:p>328</text:p>
          </table:table-cell>
          <table:table-cell office:value-type="float" office:value="0.000396141604923026" calcext:value-type="float">
            <text:p>0.0003961416049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asolini</text:p>
          </table:table-cell>
          <table:table-cell office:value-type="string" calcext:value-type="string">
            <text:p>$328.00</text:p>
          </table:table-cell>
          <table:table-cell office:value-type="float" office:value="328" calcext:value-type="float">
            <text:p>328</text:p>
          </table:table-cell>
          <table:table-cell office:value-type="float" office:value="0.000396141604923026" calcext:value-type="float">
            <text:p>0.0003961416049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atter of Life and Death</text:p>
          </table:table-cell>
          <table:table-cell office:value-type="string" calcext:value-type="string">
            <text:p>$330.50</text:p>
          </table:table-cell>
          <table:table-cell office:value-type="float" office:value="330.5" calcext:value-type="float">
            <text:p>330.5</text:p>
          </table:table-cell>
          <table:table-cell office:value-type="float" office:value="0.000399160976911768" calcext:value-type="float">
            <text:p>0.0003991609769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ave A Nice Day (Hao ji le)</text:p>
          </table:table-cell>
          <table:table-cell office:value-type="string" calcext:value-type="string">
            <text:p>$336.00</text:p>
          </table:table-cell>
          <table:table-cell office:value-type="float" office:value="336" calcext:value-type="float">
            <text:p>336</text:p>
          </table:table-cell>
          <table:table-cell office:value-type="float" office:value="0.000405803595287002" calcext:value-type="float">
            <text:p>0.0004058035952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Keep Quiet</text:p>
          </table:table-cell>
          <table:table-cell office:value-type="string" calcext:value-type="string">
            <text:p>$336.00</text:p>
          </table:table-cell>
          <table:table-cell office:value-type="float" office:value="336" calcext:value-type="float">
            <text:p>336</text:p>
          </table:table-cell>
          <table:table-cell office:value-type="float" office:value="0.000405803595287002" calcext:value-type="float">
            <text:p>0.0004058035952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irds of Passage</text:p>
          </table:table-cell>
          <table:table-cell office:value-type="string" calcext:value-type="string">
            <text:p>$342.75</text:p>
          </table:table-cell>
          <table:table-cell office:value-type="float" office:value="342.75" calcext:value-type="float">
            <text:p>342.75</text:p>
          </table:table-cell>
          <table:table-cell office:value-type="float" office:value="0.000413955899656607" calcext:value-type="float">
            <text:p>0.0004139558996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yond the Valley of the Dolls</text:p>
          </table:table-cell>
          <table:table-cell office:value-type="string" calcext:value-type="string">
            <text:p>$344.00</text:p>
          </table:table-cell>
          <table:table-cell office:value-type="float" office:value="344" calcext:value-type="float">
            <text:p>344</text:p>
          </table:table-cell>
          <table:table-cell office:value-type="float" office:value="0.000415465585650978" calcext:value-type="float">
            <text:p>0.0004154655856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anny and Alexander</text:p>
          </table:table-cell>
          <table:table-cell office:value-type="string" calcext:value-type="string">
            <text:p>$349.50</text:p>
          </table:table-cell>
          <table:table-cell office:value-type="float" office:value="349.5" calcext:value-type="float">
            <text:p>349.5</text:p>
          </table:table-cell>
          <table:table-cell office:value-type="float" office:value="0.000422108204026212" calcext:value-type="float">
            <text:p>0.0004221082040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The Matrix</text:p>
          </table:table-cell>
          <table:table-cell office:value-type="string" calcext:value-type="string">
            <text:p>$352.00</text:p>
          </table:table-cell>
          <table:table-cell office:value-type="float" office:value="352" calcext:value-type="float">
            <text:p>352</text:p>
          </table:table-cell>
          <table:table-cell office:value-type="float" office:value="0.000425127576014954" calcext:value-type="float">
            <text:p>0.0004251275760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drei Rublev</text:p>
          </table:table-cell>
          <table:table-cell office:value-type="string" calcext:value-type="string">
            <text:p>$357.25</text:p>
          </table:table-cell>
          <table:table-cell office:value-type="float" office:value="357.25" calcext:value-type="float">
            <text:p>357.25</text:p>
          </table:table-cell>
          <table:table-cell office:value-type="float" office:value="0.000431468257191314" calcext:value-type="float">
            <text:p>0.0004314682571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isbee '17</text:p>
          </table:table-cell>
          <table:table-cell office:value-type="string" calcext:value-type="string">
            <text:p>$363.25</text:p>
          </table:table-cell>
          <table:table-cell office:value-type="float" office:value="363.25" calcext:value-type="float">
            <text:p>363.25</text:p>
          </table:table-cell>
          <table:table-cell office:value-type="float" office:value="0.000438714749964296" calcext:value-type="float">
            <text:p>0.0004387147499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The Mulberry House</text:p>
          </table:table-cell>
          <table:table-cell office:value-type="string" calcext:value-type="string">
            <text:p>$364.00</text:p>
          </table:table-cell>
          <table:table-cell office:value-type="float" office:value="364" calcext:value-type="float">
            <text:p>364</text:p>
          </table:table-cell>
          <table:table-cell office:value-type="float" office:value="0.000439620561560919" calcext:value-type="float">
            <text:p>0.0004396205615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econstructing the Beatles' White Album</text:p>
          </table:table-cell>
          <table:table-cell office:value-type="string" calcext:value-type="string">
            <text:p>$368.50</text:p>
          </table:table-cell>
          <table:table-cell office:value-type="float" office:value="368.5" calcext:value-type="float">
            <text:p>368.5</text:p>
          </table:table-cell>
          <table:table-cell office:value-type="float" office:value="0.000445055431140655" calcext:value-type="float">
            <text:p>0.0004450554311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he Passion of Joan of Arc</text:p>
          </table:table-cell>
          <table:table-cell office:value-type="string" calcext:value-type="string">
            <text:p>$372.50</text:p>
          </table:table-cell>
          <table:table-cell office:value-type="float" office:value="372.5" calcext:value-type="float">
            <text:p>372.5</text:p>
          </table:table-cell>
          <table:table-cell office:value-type="float" office:value="0.000449886426322643" calcext:value-type="float">
            <text:p>0.0004498864263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ummer with Monika</text:p>
          </table:table-cell>
          <table:table-cell office:value-type="string" calcext:value-type="string">
            <text:p>$377.25</text:p>
          </table:table-cell>
          <table:table-cell office:value-type="float" office:value="377.25" calcext:value-type="float">
            <text:p>377.25</text:p>
          </table:table-cell>
          <table:table-cell office:value-type="float" office:value="0.000455623233101254" calcext:value-type="float">
            <text:p>0.0004556232331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utch Cassidy and the Sundance Kid</text:p>
          </table:table-cell>
          <table:table-cell office:value-type="string" calcext:value-type="string">
            <text:p>$377.75</text:p>
          </table:table-cell>
          <table:table-cell office:value-type="float" office:value="377.75" calcext:value-type="float">
            <text:p>377.75</text:p>
          </table:table-cell>
          <table:table-cell office:value-type="float" office:value="0.000456227107499003" calcext:value-type="float">
            <text:p>0.0004562271074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he United States of Autism</text:p>
          </table:table-cell>
          <table:table-cell office:value-type="string" calcext:value-type="string">
            <text:p>$380.00</text:p>
          </table:table-cell>
          <table:table-cell office:value-type="float" office:value="380" calcext:value-type="float">
            <text:p>380</text:p>
          </table:table-cell>
          <table:table-cell office:value-type="float" office:value="0.000458944542288871" calcext:value-type="float">
            <text:p>0.0004589445422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Weiner</text:p>
          </table:table-cell>
          <table:table-cell office:value-type="string" calcext:value-type="string">
            <text:p>$383.75</text:p>
          </table:table-cell>
          <table:table-cell office:value-type="float" office:value="383.75" calcext:value-type="float">
            <text:p>383.75</text:p>
          </table:table-cell>
          <table:table-cell office:value-type="float" office:value="0.000463473600271985" calcext:value-type="float">
            <text:p>0.0004634736002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The Clan</text:p>
          </table:table-cell>
          <table:table-cell office:value-type="string" calcext:value-type="string">
            <text:p>$384.00</text:p>
          </table:table-cell>
          <table:table-cell office:value-type="float" office:value="384" calcext:value-type="float">
            <text:p>384</text:p>
          </table:table-cell>
          <table:table-cell office:value-type="float" office:value="0.000463775537470859" calcext:value-type="float">
            <text:p>0.0004637755374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The Clovehitch Killer</text:p>
          </table:table-cell>
          <table:table-cell office:value-type="string" calcext:value-type="string">
            <text:p>$384.00</text:p>
          </table:table-cell>
          <table:table-cell office:value-type="float" office:value="384" calcext:value-type="float">
            <text:p>384</text:p>
          </table:table-cell>
          <table:table-cell office:value-type="float" office:value="0.000463775537470859" calcext:value-type="float">
            <text:p>0.0004637755374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ice Story</text:p>
          </table:table-cell>
          <table:table-cell office:value-type="string" calcext:value-type="string">
            <text:p>$387.50</text:p>
          </table:table-cell>
          <table:table-cell office:value-type="float" office:value="387.5" calcext:value-type="float">
            <text:p>387.5</text:p>
          </table:table-cell>
          <table:table-cell office:value-type="float" office:value="0.000468002658255099" calcext:value-type="float">
            <text:p>0.00046800265825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he Treasure of the Sierra Madre</text:p>
          </table:table-cell>
          <table:table-cell office:value-type="string" calcext:value-type="string">
            <text:p>$389.50</text:p>
          </table:table-cell>
          <table:table-cell office:value-type="float" office:value="389.5" calcext:value-type="float">
            <text:p>389.5</text:p>
          </table:table-cell>
          <table:table-cell office:value-type="float" office:value="0.000470418155846093" calcext:value-type="float">
            <text:p>0.0004704181558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bit.</text:p>
          </table:table-cell>
          <table:table-cell office:value-type="string" calcext:value-type="string">
            <text:p>$390.00</text:p>
          </table:table-cell>
          <table:table-cell office:value-type="float" office:value="390" calcext:value-type="float">
            <text:p>390</text:p>
          </table:table-cell>
          <table:table-cell office:value-type="float" office:value="0.000471022030243841" calcext:value-type="float">
            <text:p>0.0004710220302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cycle Thieves</text:p>
          </table:table-cell>
          <table:table-cell office:value-type="string" calcext:value-type="string">
            <text:p>$391.25</text:p>
          </table:table-cell>
          <table:table-cell office:value-type="float" office:value="391.25" calcext:value-type="float">
            <text:p>391.25</text:p>
          </table:table-cell>
          <table:table-cell office:value-type="float" office:value="0.000472531716238213" calcext:value-type="float">
            <text:p>0.00047253171623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eep Red</text:p>
          </table:table-cell>
          <table:table-cell office:value-type="string" calcext:value-type="string">
            <text:p>$399.00</text:p>
          </table:table-cell>
          <table:table-cell office:value-type="float" office:value="399" calcext:value-type="float">
            <text:p>399</text:p>
          </table:table-cell>
          <table:table-cell office:value-type="float" office:value="0.000481891769403315" calcext:value-type="float">
            <text:p>0.0004818917694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ultiple Maniacs</text:p>
          </table:table-cell>
          <table:table-cell office:value-type="string" calcext:value-type="string">
            <text:p>$400.00</text:p>
          </table:table-cell>
          <table:table-cell office:value-type="float" office:value="400" calcext:value-type="float">
            <text:p>400</text:p>
          </table:table-cell>
          <table:table-cell office:value-type="float" office:value="0.000483099518198812" calcext:value-type="float">
            <text:p>0.0004830995181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he Heiresses</text:p>
          </table:table-cell>
          <table:table-cell office:value-type="string" calcext:value-type="string">
            <text:p>$402.00</text:p>
          </table:table-cell>
          <table:table-cell office:value-type="float" office:value="402" calcext:value-type="float">
            <text:p>402</text:p>
          </table:table-cell>
          <table:table-cell office:value-type="float" office:value="0.000485515015789806" calcext:value-type="float">
            <text:p>0.000485515015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Mad Max: Fury Road</text:p>
          </table:table-cell>
          <table:table-cell office:value-type="string" calcext:value-type="string">
            <text:p>$405.00</text:p>
          </table:table-cell>
          <table:table-cell office:value-type="float" office:value="405" calcext:value-type="float">
            <text:p>405</text:p>
          </table:table-cell>
          <table:table-cell office:value-type="float" office:value="0.000489138262176297" calcext:value-type="float">
            <text:p>0.0004891382621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tudio 54</text:p>
          </table:table-cell>
          <table:table-cell office:value-type="string" calcext:value-type="string">
            <text:p>$407.25</text:p>
          </table:table-cell>
          <table:table-cell office:value-type="float" office:value="407.25" calcext:value-type="float">
            <text:p>407.25</text:p>
          </table:table-cell>
          <table:table-cell office:value-type="float" office:value="0.000491855696966165" calcext:value-type="float">
            <text:p>0.0004918556969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The Fog</text:p>
          </table:table-cell>
          <table:table-cell office:value-type="string" calcext:value-type="string">
            <text:p>$416.00</text:p>
          </table:table-cell>
          <table:table-cell office:value-type="float" office:value="416" calcext:value-type="float">
            <text:p>416</text:p>
          </table:table-cell>
          <table:table-cell office:value-type="float" office:value="0.000502423498926764" calcext:value-type="float">
            <text:p>0.0005024234989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League of Their Own</text:p>
          </table:table-cell>
          <table:table-cell office:value-type="string" calcext:value-type="string">
            <text:p>$417.00</text:p>
          </table:table-cell>
          <table:table-cell office:value-type="float" office:value="417" calcext:value-type="float">
            <text:p>417</text:p>
          </table:table-cell>
          <table:table-cell office:value-type="float" office:value="0.000503631247722261" calcext:value-type="float">
            <text:p>0.0005036312477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he People vs. Fritz Bauer</text:p>
          </table:table-cell>
          <table:table-cell office:value-type="string" calcext:value-type="string">
            <text:p>$418.50</text:p>
          </table:table-cell>
          <table:table-cell office:value-type="float" office:value="418.5" calcext:value-type="float">
            <text:p>418.5</text:p>
          </table:table-cell>
          <table:table-cell office:value-type="float" office:value="0.000505442870915507" calcext:value-type="float">
            <text:p>0.0005054428709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Femme Frontera Filmmaker Showcase</text:p>
          </table:table-cell>
          <table:table-cell office:value-type="string" calcext:value-type="string">
            <text:p>$421.00</text:p>
          </table:table-cell>
          <table:table-cell office:value-type="float" office:value="421" calcext:value-type="float">
            <text:p>421</text:p>
          </table:table-cell>
          <table:table-cell office:value-type="float" office:value="0.000508462242904249" calcext:value-type="float">
            <text:p>0.0005084622429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he Muppet Christmas Carol</text:p>
          </table:table-cell>
          <table:table-cell office:value-type="string" calcext:value-type="string">
            <text:p>$422.25</text:p>
          </table:table-cell>
          <table:table-cell office:value-type="float" office:value="422.25" calcext:value-type="float">
            <text:p>422.25</text:p>
          </table:table-cell>
          <table:table-cell office:value-type="float" office:value="0.000509971928898621" calcext:value-type="float">
            <text:p>0.0005099719288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econstructing the Beatles' Revolver</text:p>
          </table:table-cell>
          <table:table-cell office:value-type="string" calcext:value-type="string">
            <text:p>$426.00</text:p>
          </table:table-cell>
          <table:table-cell office:value-type="float" office:value="426" calcext:value-type="float">
            <text:p>426</text:p>
          </table:table-cell>
          <table:table-cell office:value-type="float" office:value="0.000514500986881735" calcext:value-type="float">
            <text:p>0.0005145009868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Little Men</text:p>
          </table:table-cell>
          <table:table-cell office:value-type="string" calcext:value-type="string">
            <text:p>$431.00</text:p>
          </table:table-cell>
          <table:table-cell office:value-type="float" office:value="431" calcext:value-type="float">
            <text:p>431</text:p>
          </table:table-cell>
          <table:table-cell office:value-type="float" office:value="0.00052053973085922" calcext:value-type="float">
            <text:p>0.0005205397308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On the Beach at Night Alone</text:p>
          </table:table-cell>
          <table:table-cell office:value-type="string" calcext:value-type="string">
            <text:p>$431.50</text:p>
          </table:table-cell>
          <table:table-cell office:value-type="float" office:value="431.5" calcext:value-type="float">
            <text:p>431.5</text:p>
          </table:table-cell>
          <table:table-cell office:value-type="float" office:value="0.000521143605256968" calcext:value-type="float">
            <text:p>0.0005211436052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Miss Sharon Jones!</text:p>
          </table:table-cell>
          <table:table-cell office:value-type="string" calcext:value-type="string">
            <text:p>$447.00</text:p>
          </table:table-cell>
          <table:table-cell office:value-type="float" office:value="447" calcext:value-type="float">
            <text:p>447</text:p>
          </table:table-cell>
          <table:table-cell office:value-type="float" office:value="0.000539863711587172" calcext:value-type="float">
            <text:p>0.0005398637115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$448.00</text:p>
          </table:table-cell>
          <table:table-cell office:value-type="float" office:value="448" calcext:value-type="float">
            <text:p>448</text:p>
          </table:table-cell>
          <table:table-cell office:value-type="float" office:value="0.000541071460382669" calcext:value-type="float">
            <text:p>0.0005410714603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axi Driver</text:p>
          </table:table-cell>
          <table:table-cell office:value-type="string" calcext:value-type="string">
            <text:p>$448.00</text:p>
          </table:table-cell>
          <table:table-cell office:value-type="float" office:value="448" calcext:value-type="float">
            <text:p>448</text:p>
          </table:table-cell>
          <table:table-cell office:value-type="float" office:value="0.000541071460382669" calcext:value-type="float">
            <text:p>0.0005410714603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he Club</text:p>
          </table:table-cell>
          <table:table-cell office:value-type="string" calcext:value-type="string">
            <text:p>$450.00</text:p>
          </table:table-cell>
          <table:table-cell office:value-type="float" office:value="450" calcext:value-type="float">
            <text:p>450</text:p>
          </table:table-cell>
          <table:table-cell office:value-type="float" office:value="0.000543486957973663" calcext:value-type="float">
            <text:p>0.0005434869579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amsel</text:p>
          </table:table-cell>
          <table:table-cell office:value-type="string" calcext:value-type="string">
            <text:p>$451.25</text:p>
          </table:table-cell>
          <table:table-cell office:value-type="float" office:value="451.25" calcext:value-type="float">
            <text:p>451.25</text:p>
          </table:table-cell>
          <table:table-cell office:value-type="float" office:value="0.000544996643968035" calcext:value-type="float">
            <text:p>0.0005449966439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lose Encounters of the Third Kind</text:p>
          </table:table-cell>
          <table:table-cell office:value-type="string" calcext:value-type="string">
            <text:p>$453.50</text:p>
          </table:table-cell>
          <table:table-cell office:value-type="float" office:value="453.5" calcext:value-type="float">
            <text:p>453.5</text:p>
          </table:table-cell>
          <table:table-cell office:value-type="float" office:value="0.000547714078757903" calcext:value-type="float">
            <text:p>0.0005477140787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econstructing the Birth of the Beatles</text:p>
          </table:table-cell>
          <table:table-cell office:value-type="string" calcext:value-type="string">
            <text:p>$454.00</text:p>
          </table:table-cell>
          <table:table-cell office:value-type="float" office:value="454" calcext:value-type="float">
            <text:p>454</text:p>
          </table:table-cell>
          <table:table-cell office:value-type="float" office:value="0.000548317953155651" calcext:value-type="float">
            <text:p>0.0005483179531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Sword of Trust</text:p>
          </table:table-cell>
          <table:table-cell office:value-type="string" calcext:value-type="string">
            <text:p>$459.50</text:p>
          </table:table-cell>
          <table:table-cell office:value-type="float" office:value="459.5" calcext:value-type="float">
            <text:p>459.5</text:p>
          </table:table-cell>
          <table:table-cell office:value-type="float" office:value="0.000554960571530885" calcext:value-type="float">
            <text:p>0.00055496057153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Dawson City: Frozen Time</text:p>
          </table:table-cell>
          <table:table-cell office:value-type="string" calcext:value-type="string">
            <text:p>$460.00</text:p>
          </table:table-cell>
          <table:table-cell office:value-type="float" office:value="460" calcext:value-type="float">
            <text:p>460</text:p>
          </table:table-cell>
          <table:table-cell office:value-type="float" office:value="0.000555564445928634" calcext:value-type="float">
            <text:p>0.0005555644459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ational Theatre Live: The Threepenny Opera</text:p>
          </table:table-cell>
          <table:table-cell office:value-type="string" calcext:value-type="string">
            <text:p>$461.50</text:p>
          </table:table-cell>
          <table:table-cell office:value-type="float" office:value="461.5" calcext:value-type="float">
            <text:p>461.5</text:p>
          </table:table-cell>
          <table:table-cell office:value-type="float" office:value="0.000557376069121879" calcext:value-type="float">
            <text:p>0.0005573760691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wister</text:p>
          </table:table-cell>
          <table:table-cell office:value-type="string" calcext:value-type="string">
            <text:p>$464.00</text:p>
          </table:table-cell>
          <table:table-cell office:value-type="float" office:value="464" calcext:value-type="float">
            <text:p>464</text:p>
          </table:table-cell>
          <table:table-cell office:value-type="float" office:value="0.000560395441110622" calcext:value-type="float">
            <text:p>0.0005603954411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$465.25</text:p>
          </table:table-cell>
          <table:table-cell office:value-type="float" office:value="465.25" calcext:value-type="float">
            <text:p>465.25</text:p>
          </table:table-cell>
          <table:table-cell office:value-type="float" office:value="0.000561905127104993" calcext:value-type="float">
            <text:p>0.0005619051271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ise: The Heart of Madness</text:p>
          </table:table-cell>
          <table:table-cell office:value-type="string" calcext:value-type="string">
            <text:p>$470.75</text:p>
          </table:table-cell>
          <table:table-cell office:value-type="float" office:value="470.75" calcext:value-type="float">
            <text:p>470.75</text:p>
          </table:table-cell>
          <table:table-cell office:value-type="float" office:value="0.000568547745480227" calcext:value-type="float">
            <text:p>0.000568547745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How to Talk to Girls at Parties</text:p>
          </table:table-cell>
          <table:table-cell office:value-type="string" calcext:value-type="string">
            <text:p>$472.00</text:p>
          </table:table-cell>
          <table:table-cell office:value-type="float" office:value="472" calcext:value-type="float">
            <text:p>472</text:p>
          </table:table-cell>
          <table:table-cell office:value-type="float" office:value="0.000570057431474598" calcext:value-type="float">
            <text:p>0.0005700574314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Rogers Park</text:p>
          </table:table-cell>
          <table:table-cell office:value-type="string" calcext:value-type="string">
            <text:p>$484.00</text:p>
          </table:table-cell>
          <table:table-cell office:value-type="float" office:value="484" calcext:value-type="float">
            <text:p>484</text:p>
          </table:table-cell>
          <table:table-cell office:value-type="float" office:value="0.000584550417020562" calcext:value-type="float">
            <text:p>0.00058455041702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na and the Apocalypse</text:p>
          </table:table-cell>
          <table:table-cell office:value-type="string" calcext:value-type="string">
            <text:p>$488.00</text:p>
          </table:table-cell>
          <table:table-cell office:value-type="float" office:value="488" calcext:value-type="float">
            <text:p>488</text:p>
          </table:table-cell>
          <table:table-cell office:value-type="float" office:value="0.00058938141220255" calcext:value-type="float">
            <text:p>0.0005893814122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udition</text:p>
          </table:table-cell>
          <table:table-cell office:value-type="string" calcext:value-type="string">
            <text:p>$488.00</text:p>
          </table:table-cell>
          <table:table-cell office:value-type="float" office:value="488" calcext:value-type="float">
            <text:p>488</text:p>
          </table:table-cell>
          <table:table-cell office:value-type="float" office:value="0.00058938141220255" calcext:value-type="float">
            <text:p>0.0005893814122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The Bad Batch</text:p>
          </table:table-cell>
          <table:table-cell office:value-type="string" calcext:value-type="string">
            <text:p>$488.00</text:p>
          </table:table-cell>
          <table:table-cell office:value-type="float" office:value="488" calcext:value-type="float">
            <text:p>488</text:p>
          </table:table-cell>
          <table:table-cell office:value-type="float" office:value="0.00058938141220255" calcext:value-type="float">
            <text:p>0.0005893814122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lle De Jour</text:p>
          </table:table-cell>
          <table:table-cell office:value-type="string" calcext:value-type="string">
            <text:p>$490.75</text:p>
          </table:table-cell>
          <table:table-cell office:value-type="float" office:value="490.75" calcext:value-type="float">
            <text:p>490.75</text:p>
          </table:table-cell>
          <table:table-cell office:value-type="float" office:value="0.000592702721390167" calcext:value-type="float">
            <text:p>0.0005927027213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oo Late to Die Young </text:p>
          </table:table-cell>
          <table:table-cell office:value-type="string" calcext:value-type="string">
            <text:p>$494.75</text:p>
          </table:table-cell>
          <table:table-cell office:value-type="float" office:value="494.75" calcext:value-type="float">
            <text:p>494.75</text:p>
          </table:table-cell>
          <table:table-cell office:value-type="float" office:value="0.000597533716572155" calcext:value-type="float">
            <text:p>0.0005975337165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Grease</text:p>
          </table:table-cell>
          <table:table-cell office:value-type="string" calcext:value-type="string">
            <text:p>$500.00</text:p>
          </table:table-cell>
          <table:table-cell office:value-type="float" office:value="500" calcext:value-type="float">
            <text:p>500</text:p>
          </table:table-cell>
          <table:table-cell office:value-type="float" office:value="0.000603874397748515" calcext:value-type="float">
            <text:p>0.0006038743977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ational Theatre Live: Yerma</text:p>
          </table:table-cell>
          <table:table-cell office:value-type="string" calcext:value-type="string">
            <text:p>$505.50</text:p>
          </table:table-cell>
          <table:table-cell office:value-type="float" office:value="505.5" calcext:value-type="float">
            <text:p>505.5</text:p>
          </table:table-cell>
          <table:table-cell office:value-type="float" office:value="0.000610517016123748" calcext:value-type="float">
            <text:p>0.000610517016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Wendy and Lucy</text:p>
          </table:table-cell>
          <table:table-cell office:value-type="string" calcext:value-type="string">
            <text:p>$511.00</text:p>
          </table:table-cell>
          <table:table-cell office:value-type="float" office:value="511" calcext:value-type="float">
            <text:p>511</text:p>
          </table:table-cell>
          <table:table-cell office:value-type="float" office:value="0.000617159634498982" calcext:value-type="float">
            <text:p>0.0006171596344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ape Fear</text:p>
          </table:table-cell>
          <table:table-cell office:value-type="string" calcext:value-type="string">
            <text:p>$518.50</text:p>
          </table:table-cell>
          <table:table-cell office:value-type="float" office:value="518.5" calcext:value-type="float">
            <text:p>518.5</text:p>
          </table:table-cell>
          <table:table-cell office:value-type="float" office:value="0.00062621775046521" calcext:value-type="float">
            <text:p>0.0006262177504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fore We Vanish</text:p>
          </table:table-cell>
          <table:table-cell office:value-type="string" calcext:value-type="string">
            <text:p>$520.00</text:p>
          </table:table-cell>
          <table:table-cell office:value-type="float" office:value="520" calcext:value-type="float">
            <text:p>520</text:p>
          </table:table-cell>
          <table:table-cell office:value-type="float" office:value="0.000628029373658455" calcext:value-type="float">
            <text:p>0.00062802937365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$528.00</text:p>
          </table:table-cell>
          <table:table-cell office:value-type="float" office:value="528" calcext:value-type="float">
            <text:p>528</text:p>
          </table:table-cell>
          <table:table-cell office:value-type="float" office:value="0.000637691364022431" calcext:value-type="float">
            <text:p>0.0006376913640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Phantom of the Paradise</text:p>
          </table:table-cell>
          <table:table-cell office:value-type="string" calcext:value-type="string">
            <text:p>$528.00</text:p>
          </table:table-cell>
          <table:table-cell office:value-type="float" office:value="528" calcext:value-type="float">
            <text:p>528</text:p>
          </table:table-cell>
          <table:table-cell office:value-type="float" office:value="0.000637691364022431" calcext:value-type="float">
            <text:p>0.0006376913640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$531.00</text:p>
          </table:table-cell>
          <table:table-cell office:value-type="float" office:value="531" calcext:value-type="float">
            <text:p>531</text:p>
          </table:table-cell>
          <table:table-cell office:value-type="float" office:value="0.000641314610408923" calcext:value-type="float">
            <text:p>0.0006413146104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Made In Cuba: Short Film Program</text:p>
          </table:table-cell>
          <table:table-cell office:value-type="string" calcext:value-type="string">
            <text:p>$531.00</text:p>
          </table:table-cell>
          <table:table-cell office:value-type="float" office:value="531" calcext:value-type="float">
            <text:p>531</text:p>
          </table:table-cell>
          <table:table-cell office:value-type="float" office:value="0.000641314610408923" calcext:value-type="float">
            <text:p>0.0006413146104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The Night of the Hunter</text:p>
          </table:table-cell>
          <table:table-cell office:value-type="string" calcext:value-type="string">
            <text:p>$544.25</text:p>
          </table:table-cell>
          <table:table-cell office:value-type="float" office:value="544.25" calcext:value-type="float">
            <text:p>544.25</text:p>
          </table:table-cell>
          <table:table-cell office:value-type="float" office:value="0.000657317281949258" calcext:value-type="float">
            <text:p>0.0006573172819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afiki</text:p>
          </table:table-cell>
          <table:table-cell office:value-type="string" calcext:value-type="string">
            <text:p>$544.50</text:p>
          </table:table-cell>
          <table:table-cell office:value-type="float" office:value="544.5" calcext:value-type="float">
            <text:p>544.5</text:p>
          </table:table-cell>
          <table:table-cell office:value-type="float" office:value="0.000657619219148133" calcext:value-type="float">
            <text:p>0.0006576192191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ildren of Men</text:p>
          </table:table-cell>
          <table:table-cell office:value-type="string" calcext:value-type="string">
            <text:p>$552.00</text:p>
          </table:table-cell>
          <table:table-cell office:value-type="float" office:value="552" calcext:value-type="float">
            <text:p>552</text:p>
          </table:table-cell>
          <table:table-cell office:value-type="float" office:value="0.00066667733511436" calcext:value-type="float">
            <text:p>0.00066667733511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Hard Day's Night</text:p>
          </table:table-cell>
          <table:table-cell office:value-type="string" calcext:value-type="string">
            <text:p>$560.00</text:p>
          </table:table-cell>
          <table:table-cell office:value-type="float" office:value="560" calcext:value-type="float">
            <text:p>560</text:p>
          </table:table-cell>
          <table:table-cell office:value-type="float" office:value="0.000676339325478336" calcext:value-type="float">
            <text:p>0.0006763393254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$560.00</text:p>
          </table:table-cell>
          <table:table-cell office:value-type="float" office:value="560" calcext:value-type="float">
            <text:p>560</text:p>
          </table:table-cell>
          <table:table-cell office:value-type="float" office:value="0.000676339325478336" calcext:value-type="float">
            <text:p>0.0006763393254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Ophelia</text:p>
          </table:table-cell>
          <table:table-cell office:value-type="string" calcext:value-type="string">
            <text:p>$561.75</text:p>
          </table:table-cell>
          <table:table-cell office:value-type="float" office:value="561.75" calcext:value-type="float">
            <text:p>561.75</text:p>
          </table:table-cell>
          <table:table-cell office:value-type="float" office:value="0.000678452885870456" calcext:value-type="float">
            <text:p>0.000678452885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Ruben Brandt, Collector</text:p>
          </table:table-cell>
          <table:table-cell office:value-type="string" calcext:value-type="string">
            <text:p>$564.00</text:p>
          </table:table-cell>
          <table:table-cell office:value-type="float" office:value="564" calcext:value-type="float">
            <text:p>564</text:p>
          </table:table-cell>
          <table:table-cell office:value-type="float" office:value="0.000681170320660325" calcext:value-type="float">
            <text:p>0.000681170320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elladonna of Sadness</text:p>
          </table:table-cell>
          <table:table-cell office:value-type="string" calcext:value-type="string">
            <text:p>$568.00</text:p>
          </table:table-cell>
          <table:table-cell office:value-type="float" office:value="568" calcext:value-type="float">
            <text:p>568</text:p>
          </table:table-cell>
          <table:table-cell office:value-type="float" office:value="0.000686001315842313" calcext:value-type="float">
            <text:p>0.0006860013158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$568.00</text:p>
          </table:table-cell>
          <table:table-cell office:value-type="float" office:value="568" calcext:value-type="float">
            <text:p>568</text:p>
          </table:table-cell>
          <table:table-cell office:value-type="float" office:value="0.000686001315842313" calcext:value-type="float">
            <text:p>0.0006860013158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onita</text:p>
          </table:table-cell>
          <table:table-cell office:value-type="string" calcext:value-type="string">
            <text:p>$568.00</text:p>
          </table:table-cell>
          <table:table-cell office:value-type="float" office:value="568" calcext:value-type="float">
            <text:p>568</text:p>
          </table:table-cell>
          <table:table-cell office:value-type="float" office:value="0.000686001315842313" calcext:value-type="float">
            <text:p>0.0006860013158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he Umbrellas of Cherbourg</text:p>
          </table:table-cell>
          <table:table-cell office:value-type="string" calcext:value-type="string">
            <text:p>$570.00</text:p>
          </table:table-cell>
          <table:table-cell office:value-type="float" office:value="570" calcext:value-type="float">
            <text:p>570</text:p>
          </table:table-cell>
          <table:table-cell office:value-type="float" office:value="0.000688416813433307" calcext:value-type="float">
            <text:p>0.0006884168134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xcanul</text:p>
          </table:table-cell>
          <table:table-cell office:value-type="string" calcext:value-type="string">
            <text:p>$573.50</text:p>
          </table:table-cell>
          <table:table-cell office:value-type="float" office:value="573.5" calcext:value-type="float">
            <text:p>573.5</text:p>
          </table:table-cell>
          <table:table-cell office:value-type="float" office:value="0.000692643934217546" calcext:value-type="float">
            <text:p>0.0006926439342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2 Trainspotting</text:p>
          </table:table-cell>
          <table:table-cell office:value-type="string" calcext:value-type="string">
            <text:p>$575.00</text:p>
          </table:table-cell>
          <table:table-cell office:value-type="float" office:value="575" calcext:value-type="float">
            <text:p>575</text:p>
          </table:table-cell>
          <table:table-cell office:value-type="float" office:value="0.000694455557410792" calcext:value-type="float">
            <text:p>0.0006944555574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Whose Streets?</text:p>
          </table:table-cell>
          <table:table-cell office:value-type="string" calcext:value-type="string">
            <text:p>$575.00</text:p>
          </table:table-cell>
          <table:table-cell office:value-type="float" office:value="575" calcext:value-type="float">
            <text:p>575</text:p>
          </table:table-cell>
          <table:table-cell office:value-type="float" office:value="0.000694455557410792" calcext:value-type="float">
            <text:p>0.0006944555574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oni Morrison: The Pieces I am </text:p>
          </table:table-cell>
          <table:table-cell office:value-type="string" calcext:value-type="string">
            <text:p>$578.50</text:p>
          </table:table-cell>
          <table:table-cell office:value-type="float" office:value="578.5" calcext:value-type="float">
            <text:p>578.5</text:p>
          </table:table-cell>
          <table:table-cell office:value-type="float" office:value="0.000698682678195031" calcext:value-type="float">
            <text:p>0.0006986826781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Long Day's Journey Into Night</text:p>
          </table:table-cell>
          <table:table-cell office:value-type="string" calcext:value-type="string">
            <text:p>$579.50</text:p>
          </table:table-cell>
          <table:table-cell office:value-type="float" office:value="579.5" calcext:value-type="float">
            <text:p>579.5</text:p>
          </table:table-cell>
          <table:table-cell office:value-type="float" office:value="0.000699890426990528" calcext:value-type="float">
            <text:p>0.00069989042699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igh Life </text:p>
          </table:table-cell>
          <table:table-cell office:value-type="string" calcext:value-type="string">
            <text:p>$580.75</text:p>
          </table:table-cell>
          <table:table-cell office:value-type="float" office:value="580.75" calcext:value-type="float">
            <text:p>580.75</text:p>
          </table:table-cell>
          <table:table-cell office:value-type="float" office:value="0.0007014001129849" calcext:value-type="float">
            <text:p>0.0007014001129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Lobster</text:p>
          </table:table-cell>
          <table:table-cell office:value-type="string" calcext:value-type="string">
            <text:p>$592.00</text:p>
          </table:table-cell>
          <table:table-cell office:value-type="float" office:value="592" calcext:value-type="float">
            <text:p>592</text:p>
          </table:table-cell>
          <table:table-cell office:value-type="float" office:value="0.000714987286934241" calcext:value-type="float">
            <text:p>0.0007149872869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live and Kicking</text:p>
          </table:table-cell>
          <table:table-cell office:value-type="string" calcext:value-type="string">
            <text:p>$598.25</text:p>
          </table:table-cell>
          <table:table-cell office:value-type="float" office:value="598.25" calcext:value-type="float">
            <text:p>598.25</text:p>
          </table:table-cell>
          <table:table-cell office:value-type="float" office:value="0.000722535716906098" calcext:value-type="float">
            <text:p>0.0007225357169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Morris from America</text:p>
          </table:table-cell>
          <table:table-cell office:value-type="string" calcext:value-type="string">
            <text:p>$598.25</text:p>
          </table:table-cell>
          <table:table-cell office:value-type="float" office:value="598.25" calcext:value-type="float">
            <text:p>598.25</text:p>
          </table:table-cell>
          <table:table-cell office:value-type="float" office:value="0.000722535716906098" calcext:value-type="float">
            <text:p>0.0007225357169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$600.00</text:p>
          </table:table-cell>
          <table:table-cell office:value-type="float" office:value="600" calcext:value-type="float">
            <text:p>600</text:p>
          </table:table-cell>
          <table:table-cell office:value-type="float" office:value="0.000724649277298218" calcext:value-type="float">
            <text:p>0.0007246492772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he Wound</text:p>
          </table:table-cell>
          <table:table-cell office:value-type="string" calcext:value-type="string">
            <text:p>$600.75</text:p>
          </table:table-cell>
          <table:table-cell office:value-type="float" office:value="600.75" calcext:value-type="float">
            <text:p>600.75</text:p>
          </table:table-cell>
          <table:table-cell office:value-type="float" office:value="0.00072555508889484" calcext:value-type="float">
            <text:p>0.0007255550888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Ocean Waves</text:p>
          </table:table-cell>
          <table:table-cell office:value-type="string" calcext:value-type="string">
            <text:p>$608.25</text:p>
          </table:table-cell>
          <table:table-cell office:value-type="float" office:value="608.25" calcext:value-type="float">
            <text:p>608.25</text:p>
          </table:table-cell>
          <table:table-cell office:value-type="float" office:value="0.000734613204861068" calcext:value-type="float">
            <text:p>0.0007346132048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Ex Libris: The New York Public Library</text:p>
          </table:table-cell>
          <table:table-cell office:value-type="string" calcext:value-type="string">
            <text:p>$610.00</text:p>
          </table:table-cell>
          <table:table-cell office:value-type="float" office:value="610" calcext:value-type="float">
            <text:p>610</text:p>
          </table:table-cell>
          <table:table-cell office:value-type="float" office:value="0.000736726765253188" calcext:value-type="float">
            <text:p>0.0007367267652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The Nutcracker (NYC Ballet)</text:p>
          </table:table-cell>
          <table:table-cell office:value-type="string" calcext:value-type="string">
            <text:p>$610.00</text:p>
          </table:table-cell>
          <table:table-cell office:value-type="float" office:value="610" calcext:value-type="float">
            <text:p>610</text:p>
          </table:table-cell>
          <table:table-cell office:value-type="float" office:value="0.000736726765253188" calcext:value-type="float">
            <text:p>0.0007367267652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oni Erdmann</text:p>
          </table:table-cell>
          <table:table-cell office:value-type="string" calcext:value-type="string">
            <text:p>$611.25</text:p>
          </table:table-cell>
          <table:table-cell office:value-type="float" office:value="611.25" calcext:value-type="float">
            <text:p>611.25</text:p>
          </table:table-cell>
          <table:table-cell office:value-type="float" office:value="0.000738236451247559" calcext:value-type="float">
            <text:p>0.00073823645124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Mr. Gaga</text:p>
          </table:table-cell>
          <table:table-cell office:value-type="string" calcext:value-type="string">
            <text:p>$614.00</text:p>
          </table:table-cell>
          <table:table-cell office:value-type="float" office:value="614" calcext:value-type="float">
            <text:p>614</text:p>
          </table:table-cell>
          <table:table-cell office:value-type="float" office:value="0.000741557760435176" calcext:value-type="float">
            <text:p>0.0007415577604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ransit</text:p>
          </table:table-cell>
          <table:table-cell office:value-type="string" calcext:value-type="string">
            <text:p>$618.00</text:p>
          </table:table-cell>
          <table:table-cell office:value-type="float" office:value="618" calcext:value-type="float">
            <text:p>618</text:p>
          </table:table-cell>
          <table:table-cell office:value-type="float" office:value="0.000746388755617164" calcext:value-type="float">
            <text:p>0.0007463887556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Ex Machina</text:p>
          </table:table-cell>
          <table:table-cell office:value-type="string" calcext:value-type="string">
            <text:p>$622.50</text:p>
          </table:table-cell>
          <table:table-cell office:value-type="float" office:value="622.5" calcext:value-type="float">
            <text:p>622.5</text:p>
          </table:table-cell>
          <table:table-cell office:value-type="float" office:value="0.000751823625196901" calcext:value-type="float">
            <text:p>0.0007518236251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lack Girl</text:p>
          </table:table-cell>
          <table:table-cell office:value-type="string" calcext:value-type="string">
            <text:p>$628.00</text:p>
          </table:table-cell>
          <table:table-cell office:value-type="float" office:value="628" calcext:value-type="float">
            <text:p>628</text:p>
          </table:table-cell>
          <table:table-cell office:value-type="float" office:value="0.000758466243572134" calcext:value-type="float">
            <text:p>0.0007584662435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ereditary</text:p>
          </table:table-cell>
          <table:table-cell office:value-type="string" calcext:value-type="string">
            <text:p>$632.00</text:p>
          </table:table-cell>
          <table:table-cell office:value-type="float" office:value="632" calcext:value-type="float">
            <text:p>632</text:p>
          </table:table-cell>
          <table:table-cell office:value-type="float" office:value="0.000763297238754123" calcext:value-type="float">
            <text:p>0.0007632972387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ard to Be a God</text:p>
          </table:table-cell>
          <table:table-cell office:value-type="string" calcext:value-type="string">
            <text:p>$640.00</text:p>
          </table:table-cell>
          <table:table-cell office:value-type="float" office:value="640" calcext:value-type="float">
            <text:p>640</text:p>
          </table:table-cell>
          <table:table-cell office:value-type="float" office:value="0.000772959229118099" calcext:value-type="float">
            <text:p>0.000772959229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Jimi Hendrix Electric Church</text:p>
          </table:table-cell>
          <table:table-cell office:value-type="string" calcext:value-type="string">
            <text:p>$645.50</text:p>
          </table:table-cell>
          <table:table-cell office:value-type="float" office:value="645.5" calcext:value-type="float">
            <text:p>645.5</text:p>
          </table:table-cell>
          <table:table-cell office:value-type="float" office:value="0.000779601847493332" calcext:value-type="float">
            <text:p>0.0007796018474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e Second Mother</text:p>
          </table:table-cell>
          <table:table-cell office:value-type="string" calcext:value-type="string">
            <text:p>$647.00</text:p>
          </table:table-cell>
          <table:table-cell office:value-type="float" office:value="647" calcext:value-type="float">
            <text:p>647</text:p>
          </table:table-cell>
          <table:table-cell office:value-type="float" office:value="0.000781413470686578" calcext:value-type="float">
            <text:p>0.0007814134706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What Ever Happened to Baby Jane?</text:p>
          </table:table-cell>
          <table:table-cell office:value-type="string" calcext:value-type="string">
            <text:p>$657.25</text:p>
          </table:table-cell>
          <table:table-cell office:value-type="float" office:value="657.25" calcext:value-type="float">
            <text:p>657.25</text:p>
          </table:table-cell>
          <table:table-cell office:value-type="float" office:value="0.000793792895840422" calcext:value-type="float">
            <text:p>0.000793792895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avela</text:p>
          </table:table-cell>
          <table:table-cell office:value-type="string" calcext:value-type="string">
            <text:p>$671.50</text:p>
          </table:table-cell>
          <table:table-cell office:value-type="float" office:value="671.5" calcext:value-type="float">
            <text:p>671.5</text:p>
          </table:table-cell>
          <table:table-cell office:value-type="float" office:value="0.000811003316176255" calcext:value-type="float">
            <text:p>0.0008110033161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constructing the Beatles' Sgt. Pepper</text:p>
          </table:table-cell>
          <table:table-cell office:value-type="string" calcext:value-type="string">
            <text:p>$672.00</text:p>
          </table:table-cell>
          <table:table-cell office:value-type="float" office:value="672" calcext:value-type="float">
            <text:p>672</text:p>
          </table:table-cell>
          <table:table-cell office:value-type="float" office:value="0.000811607190574004" calcext:value-type="float">
            <text:p>0.0008116071905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Get Out</text:p>
          </table:table-cell>
          <table:table-cell office:value-type="string" calcext:value-type="string">
            <text:p>$672.00</text:p>
          </table:table-cell>
          <table:table-cell office:value-type="float" office:value="672" calcext:value-type="float">
            <text:p>672</text:p>
          </table:table-cell>
          <table:table-cell office:value-type="float" office:value="0.000811607190574004" calcext:value-type="float">
            <text:p>0.00081160719057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onty Python and the Holy Grail</text:p>
          </table:table-cell>
          <table:table-cell office:value-type="string" calcext:value-type="string">
            <text:p>$679.50</text:p>
          </table:table-cell>
          <table:table-cell office:value-type="float" office:value="679.5" calcext:value-type="float">
            <text:p>679.5</text:p>
          </table:table-cell>
          <table:table-cell office:value-type="float" office:value="0.000820665306540231" calcext:value-type="float">
            <text:p>0.000820665306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rning</text:p>
          </table:table-cell>
          <table:table-cell office:value-type="string" calcext:value-type="string">
            <text:p>$686.75</text:p>
          </table:table-cell>
          <table:table-cell office:value-type="float" office:value="686.75" calcext:value-type="float">
            <text:p>686.75</text:p>
          </table:table-cell>
          <table:table-cell office:value-type="float" office:value="0.000829421485307585" calcext:value-type="float">
            <text:p>0.0008294214853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iro in One Breath</text:p>
          </table:table-cell>
          <table:table-cell office:value-type="string" calcext:value-type="string">
            <text:p>$692.00</text:p>
          </table:table-cell>
          <table:table-cell office:value-type="float" office:value="692" calcext:value-type="float">
            <text:p>692</text:p>
          </table:table-cell>
          <table:table-cell office:value-type="float" office:value="0.000835762166483944" calcext:value-type="float">
            <text:p>0.0008357621664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$694.75</text:p>
          </table:table-cell>
          <table:table-cell office:value-type="float" office:value="694.75" calcext:value-type="float">
            <text:p>694.75</text:p>
          </table:table-cell>
          <table:table-cell office:value-type="float" office:value="0.000839083475671561" calcext:value-type="float">
            <text:p>0.0008390834756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reaming of a Jewish Christmas</text:p>
          </table:table-cell>
          <table:table-cell office:value-type="string" calcext:value-type="string">
            <text:p>$696.00</text:p>
          </table:table-cell>
          <table:table-cell office:value-type="float" office:value="696" calcext:value-type="float">
            <text:p>696</text:p>
          </table:table-cell>
          <table:table-cell office:value-type="float" office:value="0.000840593161665932" calcext:value-type="float">
            <text:p>0.0008405931616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ugene Onegin</text:p>
          </table:table-cell>
          <table:table-cell office:value-type="string" calcext:value-type="string">
            <text:p>$727.50</text:p>
          </table:table-cell>
          <table:table-cell office:value-type="float" office:value="727.5" calcext:value-type="float">
            <text:p>727.5</text:p>
          </table:table-cell>
          <table:table-cell office:value-type="float" office:value="0.000878637248724089" calcext:value-type="float">
            <text:p>0.0008786372487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he 19th Annual Animation Show of Shows</text:p>
          </table:table-cell>
          <table:table-cell office:value-type="string" calcext:value-type="string">
            <text:p>$741.50</text:p>
          </table:table-cell>
          <table:table-cell office:value-type="float" office:value="741.5" calcext:value-type="float">
            <text:p>741.5</text:p>
          </table:table-cell>
          <table:table-cell office:value-type="float" office:value="0.000895545731861047" calcext:value-type="float">
            <text:p>0.0008955457318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o and Behold: Reveries of the Connected World</text:p>
          </table:table-cell>
          <table:table-cell office:value-type="string" calcext:value-type="string">
            <text:p>$742.50</text:p>
          </table:table-cell>
          <table:table-cell office:value-type="float" office:value="742.5" calcext:value-type="float">
            <text:p>742.5</text:p>
          </table:table-cell>
          <table:table-cell office:value-type="float" office:value="0.000896753480656544" calcext:value-type="float">
            <text:p>0.0008967534806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Daughters of the Dust</text:p>
          </table:table-cell>
          <table:table-cell office:value-type="string" calcext:value-type="string">
            <text:p>$743.25</text:p>
          </table:table-cell>
          <table:table-cell office:value-type="float" office:value="743.25" calcext:value-type="float">
            <text:p>743.25</text:p>
          </table:table-cell>
          <table:table-cell office:value-type="float" office:value="0.000897659292253167" calcext:value-type="float">
            <text:p>0.0008976592922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alloween (1978)</text:p>
          </table:table-cell>
          <table:table-cell office:value-type="string" calcext:value-type="string">
            <text:p>$744.00</text:p>
          </table:table-cell>
          <table:table-cell office:value-type="float" office:value="744" calcext:value-type="float">
            <text:p>744</text:p>
          </table:table-cell>
          <table:table-cell office:value-type="float" office:value="0.00089856510384979" calcext:value-type="float">
            <text:p>0.000898565103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onterey Pop</text:p>
          </table:table-cell>
          <table:table-cell office:value-type="string" calcext:value-type="string">
            <text:p>$744.00</text:p>
          </table:table-cell>
          <table:table-cell office:value-type="float" office:value="744" calcext:value-type="float">
            <text:p>744</text:p>
          </table:table-cell>
          <table:table-cell office:value-type="float" office:value="0.00089856510384979" calcext:value-type="float">
            <text:p>0.000898565103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r. Jekyll and Mr. Hyde</text:p>
          </table:table-cell>
          <table:table-cell office:value-type="string" calcext:value-type="string">
            <text:p>$748.00</text:p>
          </table:table-cell>
          <table:table-cell office:value-type="float" office:value="748" calcext:value-type="float">
            <text:p>748</text:p>
          </table:table-cell>
          <table:table-cell office:value-type="float" office:value="0.000903396099031778" calcext:value-type="float">
            <text:p>0.0009033960990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$754.00</text:p>
          </table:table-cell>
          <table:table-cell office:value-type="float" office:value="754" calcext:value-type="float">
            <text:p>754</text:p>
          </table:table-cell>
          <table:table-cell office:value-type="float" office:value="0.00091064259180476" calcext:value-type="float">
            <text:p>0.00091064259180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iki's Delivery Service</text:p>
          </table:table-cell>
          <table:table-cell office:value-type="string" calcext:value-type="string">
            <text:p>$768.00</text:p>
          </table:table-cell>
          <table:table-cell office:value-type="float" office:value="768" calcext:value-type="float">
            <text:p>768</text:p>
          </table:table-cell>
          <table:table-cell office:value-type="float" office:value="0.000927551074941719" calcext:value-type="float">
            <text:p>0.0009275510749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Oh Lucy!</text:p>
          </table:table-cell>
          <table:table-cell office:value-type="string" calcext:value-type="string">
            <text:p>$769.50</text:p>
          </table:table-cell>
          <table:table-cell office:value-type="float" office:value="769.5" calcext:value-type="float">
            <text:p>769.5</text:p>
          </table:table-cell>
          <table:table-cell office:value-type="float" office:value="0.000929362698134964" calcext:value-type="float">
            <text:p>0.0009293626981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One More Time with Feeling</text:p>
          </table:table-cell>
          <table:table-cell office:value-type="string" calcext:value-type="string">
            <text:p>$775.50</text:p>
          </table:table-cell>
          <table:table-cell office:value-type="float" office:value="775.5" calcext:value-type="float">
            <text:p>775.5</text:p>
          </table:table-cell>
          <table:table-cell office:value-type="float" office:value="0.000936609190907946" calcext:value-type="float">
            <text:p>0.0009366091909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Ghost Stories</text:p>
          </table:table-cell>
          <table:table-cell office:value-type="string" calcext:value-type="string">
            <text:p>$776.00</text:p>
          </table:table-cell>
          <table:table-cell office:value-type="float" office:value="776" calcext:value-type="float">
            <text:p>776</text:p>
          </table:table-cell>
          <table:table-cell office:value-type="float" office:value="0.000937213065305695" calcext:value-type="float">
            <text:p>0.0009372130653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imme Danger</text:p>
          </table:table-cell>
          <table:table-cell office:value-type="string" calcext:value-type="string">
            <text:p>$776.00</text:p>
          </table:table-cell>
          <table:table-cell office:value-type="float" office:value="776" calcext:value-type="float">
            <text:p>776</text:p>
          </table:table-cell>
          <table:table-cell office:value-type="float" office:value="0.000937213065305695" calcext:value-type="float">
            <text:p>0.0009372130653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ovitiate</text:p>
          </table:table-cell>
          <table:table-cell office:value-type="string" calcext:value-type="string">
            <text:p>$797.50</text:p>
          </table:table-cell>
          <table:table-cell office:value-type="float" office:value="797.5" calcext:value-type="float">
            <text:p>797.5</text:p>
          </table:table-cell>
          <table:table-cell office:value-type="float" office:value="0.000963179664408881" calcext:value-type="float">
            <text:p>0.0009631796644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Woman at War</text:p>
          </table:table-cell>
          <table:table-cell office:value-type="string" calcext:value-type="string">
            <text:p>$798.50</text:p>
          </table:table-cell>
          <table:table-cell office:value-type="float" office:value="798.5" calcext:value-type="float">
            <text:p>798.5</text:p>
          </table:table-cell>
          <table:table-cell office:value-type="float" office:value="0.000964387413204378" calcext:value-type="float">
            <text:p>0.0009643874132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he Cakemaker</text:p>
          </table:table-cell>
          <table:table-cell office:value-type="string" calcext:value-type="string">
            <text:p>$814.00</text:p>
          </table:table-cell>
          <table:table-cell office:value-type="float" office:value="814" calcext:value-type="float">
            <text:p>814</text:p>
          </table:table-cell>
          <table:table-cell office:value-type="float" office:value="0.000983107519534582" calcext:value-type="float">
            <text:p>0.00098310751953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he Endless</text:p>
          </table:table-cell>
          <table:table-cell office:value-type="string" calcext:value-type="string">
            <text:p>$830.50</text:p>
          </table:table-cell>
          <table:table-cell office:value-type="float" office:value="830.5" calcext:value-type="float">
            <text:p>830.5</text:p>
          </table:table-cell>
          <table:table-cell office:value-type="float" office:value="0.00100303537466028" calcext:value-type="float">
            <text:p>0.001003035374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$839.75</text:p>
          </table:table-cell>
          <table:table-cell office:value-type="float" office:value="839.75" calcext:value-type="float">
            <text:p>839.75</text:p>
          </table:table-cell>
          <table:table-cell office:value-type="float" office:value="0.00101420705101863" calcext:value-type="float">
            <text:p>0.00101420705101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o Be Or Not to Be</text:p>
          </table:table-cell>
          <table:table-cell office:value-type="string" calcext:value-type="string">
            <text:p>$840.00</text:p>
          </table:table-cell>
          <table:table-cell office:value-type="float" office:value="840" calcext:value-type="float">
            <text:p>840</text:p>
          </table:table-cell>
          <table:table-cell office:value-type="float" office:value="0.0010145089882175" calcext:value-type="float">
            <text:p>0.0010145089882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eeting Gorbachev</text:p>
          </table:table-cell>
          <table:table-cell office:value-type="string" calcext:value-type="string">
            <text:p>$856.00</text:p>
          </table:table-cell>
          <table:table-cell office:value-type="float" office:value="856" calcext:value-type="float">
            <text:p>856</text:p>
          </table:table-cell>
          <table:table-cell office:value-type="float" office:value="0.00103383296894546" calcext:value-type="float">
            <text:p>0.0010338329689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fter Auschwitz</text:p>
          </table:table-cell>
          <table:table-cell office:value-type="string" calcext:value-type="string">
            <text:p>$870.00</text:p>
          </table:table-cell>
          <table:table-cell office:value-type="float" office:value="870" calcext:value-type="float">
            <text:p>870</text:p>
          </table:table-cell>
          <table:table-cell office:value-type="float" office:value="0.00105074145208242" calcext:value-type="float">
            <text:p>0.0010507414520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rantz</text:p>
          </table:table-cell>
          <table:table-cell office:value-type="string" calcext:value-type="string">
            <text:p>$879.50</text:p>
          </table:table-cell>
          <table:table-cell office:value-type="float" office:value="879.5" calcext:value-type="float">
            <text:p>879.5</text:p>
          </table:table-cell>
          <table:table-cell office:value-type="float" office:value="0.00106221506563964" calcext:value-type="float">
            <text:p>0.001062215065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raserhead</text:p>
          </table:table-cell>
          <table:table-cell office:value-type="string" calcext:value-type="string">
            <text:p>$880.00</text:p>
          </table:table-cell>
          <table:table-cell office:value-type="float" office:value="880" calcext:value-type="float">
            <text:p>880</text:p>
          </table:table-cell>
          <table:table-cell office:value-type="float" office:value="0.00106281894003739" calcext:value-type="float">
            <text:p>0.0010628189400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madeus: The Director's Cut</text:p>
          </table:table-cell>
          <table:table-cell office:value-type="string" calcext:value-type="string">
            <text:p>$886.00</text:p>
          </table:table-cell>
          <table:table-cell office:value-type="float" office:value="886" calcext:value-type="float">
            <text:p>886</text:p>
          </table:table-cell>
          <table:table-cell office:value-type="float" office:value="0.00107006543281037" calcext:value-type="float">
            <text:p>0.001070065432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Twin Peaks: Fire Walk with Me </text:p>
          </table:table-cell>
          <table:table-cell office:value-type="string" calcext:value-type="string">
            <text:p>$888.00</text:p>
          </table:table-cell>
          <table:table-cell office:value-type="float" office:value="888" calcext:value-type="float">
            <text:p>888</text:p>
          </table:table-cell>
          <table:table-cell office:value-type="float" office:value="0.00107248093040136" calcext:value-type="float">
            <text:p>0.0010724809304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The 18th Annual Animation Show of Shows</text:p>
          </table:table-cell>
          <table:table-cell office:value-type="string" calcext:value-type="string">
            <text:p>$896.00</text:p>
          </table:table-cell>
          <table:table-cell office:value-type="float" office:value="896" calcext:value-type="float">
            <text:p>896</text:p>
          </table:table-cell>
          <table:table-cell office:value-type="float" office:value="0.00108214292076534" calcext:value-type="float">
            <text:p>0.0010821429207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on-Fiction </text:p>
          </table:table-cell>
          <table:table-cell office:value-type="string" calcext:value-type="string">
            <text:p>$908.25</text:p>
          </table:table-cell>
          <table:table-cell office:value-type="float" office:value="908.25" calcext:value-type="float">
            <text:p>908.25</text:p>
          </table:table-cell>
          <table:table-cell office:value-type="float" office:value="0.00109693784351018" calcext:value-type="float">
            <text:p>0.0010969378435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anta Sangre</text:p>
          </table:table-cell>
          <table:table-cell office:value-type="string" calcext:value-type="string">
            <text:p>$909.00</text:p>
          </table:table-cell>
          <table:table-cell office:value-type="float" office:value="909" calcext:value-type="float">
            <text:p>909</text:p>
          </table:table-cell>
          <table:table-cell office:value-type="float" office:value="0.0010978436551068" calcext:value-type="float">
            <text:p>0.0010978436551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$910.50</text:p>
          </table:table-cell>
          <table:table-cell office:value-type="float" office:value="910.5" calcext:value-type="float">
            <text:p>910.5</text:p>
          </table:table-cell>
          <table:table-cell office:value-type="float" office:value="0.00109965527830005" calcext:value-type="float">
            <text:p>0.001099655278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halom Bollywood: The Untold Story of Indian Cinema</text:p>
          </table:table-cell>
          <table:table-cell office:value-type="string" calcext:value-type="string">
            <text:p>$918.00</text:p>
          </table:table-cell>
          <table:table-cell office:value-type="float" office:value="918" calcext:value-type="float">
            <text:p>918</text:p>
          </table:table-cell>
          <table:table-cell office:value-type="float" office:value="0.00110871339426627" calcext:value-type="float">
            <text:p>0.0011087133942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ria by Callas</text:p>
          </table:table-cell>
          <table:table-cell office:value-type="string" calcext:value-type="string">
            <text:p>$925.50</text:p>
          </table:table-cell>
          <table:table-cell office:value-type="float" office:value="925.5" calcext:value-type="float">
            <text:p>925.5</text:p>
          </table:table-cell>
          <table:table-cell office:value-type="float" office:value="0.0011177715102325" calcext:value-type="float">
            <text:p>0.0011177715102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One Week and a Day</text:p>
          </table:table-cell>
          <table:table-cell office:value-type="string" calcext:value-type="string">
            <text:p>$932.00</text:p>
          </table:table-cell>
          <table:table-cell office:value-type="float" office:value="932" calcext:value-type="float">
            <text:p>932</text:p>
          </table:table-cell>
          <table:table-cell office:value-type="float" office:value="0.00112562187740323" calcext:value-type="float">
            <text:p>0.0011256218774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he Wailing</text:p>
          </table:table-cell>
          <table:table-cell office:value-type="string" calcext:value-type="string">
            <text:p>$937.00</text:p>
          </table:table-cell>
          <table:table-cell office:value-type="float" office:value="937" calcext:value-type="float">
            <text:p>937</text:p>
          </table:table-cell>
          <table:table-cell office:value-type="float" office:value="0.00113166062138072" calcext:value-type="float">
            <text:p>0.0011316606213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he Texas Chain Saw Massacre</text:p>
          </table:table-cell>
          <table:table-cell office:value-type="string" calcext:value-type="string">
            <text:p>$952.00</text:p>
          </table:table-cell>
          <table:table-cell office:value-type="float" office:value="952" calcext:value-type="float">
            <text:p>952</text:p>
          </table:table-cell>
          <table:table-cell office:value-type="float" office:value="0.00114977685331317" calcext:value-type="float">
            <text:p>0.00114977685331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The Dead Don't Die</text:p>
          </table:table-cell>
          <table:table-cell office:value-type="string" calcext:value-type="string">
            <text:p>$952.25</text:p>
          </table:table-cell>
          <table:table-cell office:value-type="float" office:value="952.25" calcext:value-type="float">
            <text:p>952.25</text:p>
          </table:table-cell>
          <table:table-cell office:value-type="float" office:value="0.00115007879051205" calcext:value-type="float">
            <text:p>0.0011500787905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Rosemary's Baby</text:p>
          </table:table-cell>
          <table:table-cell office:value-type="string" calcext:value-type="string">
            <text:p>$960.00</text:p>
          </table:table-cell>
          <table:table-cell office:value-type="float" office:value="960" calcext:value-type="float">
            <text:p>960</text:p>
          </table:table-cell>
          <table:table-cell office:value-type="float" office:value="0.00115943884367715" calcext:value-type="float">
            <text:p>0.0011594388436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Stan &amp; Ollie</text:p>
          </table:table-cell>
          <table:table-cell office:value-type="string" calcext:value-type="string">
            <text:p>$961.75</text:p>
          </table:table-cell>
          <table:table-cell office:value-type="float" office:value="961.75" calcext:value-type="float">
            <text:p>961.75</text:p>
          </table:table-cell>
          <table:table-cell office:value-type="float" office:value="0.00116155240406927" calcext:value-type="float">
            <text:p>0.0011615524040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The Hero</text:p>
          </table:table-cell>
          <table:table-cell office:value-type="string" calcext:value-type="string">
            <text:p>$963.75</text:p>
          </table:table-cell>
          <table:table-cell office:value-type="float" office:value="963.75" calcext:value-type="float">
            <text:p>963.75</text:p>
          </table:table-cell>
          <table:table-cell office:value-type="float" office:value="0.00116396790166026" calcext:value-type="float">
            <text:p>0.001163967901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$971.25</text:p>
          </table:table-cell>
          <table:table-cell office:value-type="float" office:value="971.25" calcext:value-type="float">
            <text:p>971.25</text:p>
          </table:table-cell>
          <table:table-cell office:value-type="float" office:value="0.00117302601762649" calcext:value-type="float">
            <text:p>0.00117302601762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The Man Who Killed Don Quixote</text:p>
          </table:table-cell>
          <table:table-cell office:value-type="string" calcext:value-type="string">
            <text:p>$983.75</text:p>
          </table:table-cell>
          <table:table-cell office:value-type="float" office:value="983.75" calcext:value-type="float">
            <text:p>983.75</text:p>
          </table:table-cell>
          <table:table-cell office:value-type="float" office:value="0.0011881228775702" calcext:value-type="float">
            <text:p>0.001188122877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tefan Zweig: Farewell to Europe</text:p>
          </table:table-cell>
          <table:table-cell office:value-type="string" calcext:value-type="string">
            <text:p>$984.00</text:p>
          </table:table-cell>
          <table:table-cell office:value-type="float" office:value="984" calcext:value-type="float">
            <text:p>984</text:p>
          </table:table-cell>
          <table:table-cell office:value-type="float" office:value="0.00118842481476908" calcext:value-type="float">
            <text:p>0.0011884248147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 Evening With Linnea Quigley</text:p>
          </table:table-cell>
          <table:table-cell office:value-type="string" calcext:value-type="string">
            <text:p>$985.00</text:p>
          </table:table-cell>
          <table:table-cell office:value-type="float" office:value="985" calcext:value-type="float">
            <text:p>985</text:p>
          </table:table-cell>
          <table:table-cell office:value-type="float" office:value="0.00118963256356457" calcext:value-type="float">
            <text:p>0.0011896325635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Gattaca</text:p>
          </table:table-cell>
          <table:table-cell office:value-type="string" calcext:value-type="string">
            <text:p>$989.00</text:p>
          </table:table-cell>
          <table:table-cell office:value-type="float" office:value="989" calcext:value-type="float">
            <text:p>989</text:p>
          </table:table-cell>
          <table:table-cell office:value-type="float" office:value="0.00119446355874656" calcext:value-type="float">
            <text:p>0.00119446355874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Leaning Into the Wind: Andy Goldsworthy</text:p>
          </table:table-cell>
          <table:table-cell office:value-type="string" calcext:value-type="string">
            <text:p>$1,002.50</text:p>
          </table:table-cell>
          <table:table-cell office:value-type="float" office:value="1002.5" calcext:value-type="float">
            <text:p>1002.5</text:p>
          </table:table-cell>
          <table:table-cell office:value-type="float" office:value="0.00121076816748577" calcext:value-type="float">
            <text:p>0.00121076816748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The Oscar Nominated Short Films 2017: Documentary</text:p>
          </table:table-cell>
          <table:table-cell office:value-type="string" calcext:value-type="string">
            <text:p>$1,006.75</text:p>
          </table:table-cell>
          <table:table-cell office:value-type="float" office:value="1006.75" calcext:value-type="float">
            <text:p>1006.75</text:p>
          </table:table-cell>
          <table:table-cell office:value-type="float" office:value="0.00121590109986663" calcext:value-type="float">
            <text:p>0.00121590109986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ndless Poetry</text:p>
          </table:table-cell>
          <table:table-cell office:value-type="string" calcext:value-type="string">
            <text:p>$1,010.50</text:p>
          </table:table-cell>
          <table:table-cell office:value-type="float" office:value="1010.5" calcext:value-type="float">
            <text:p>1010.5</text:p>
          </table:table-cell>
          <table:table-cell office:value-type="float" office:value="0.00122043015784975" calcext:value-type="float">
            <text:p>0.0012204301578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ry Magdalene</text:p>
          </table:table-cell>
          <table:table-cell office:value-type="string" calcext:value-type="string">
            <text:p>$1,019.25</text:p>
          </table:table-cell>
          <table:table-cell office:value-type="float" office:value="1019.25" calcext:value-type="float">
            <text:p>1019.25</text:p>
          </table:table-cell>
          <table:table-cell office:value-type="float" office:value="0.00123099795981035" calcext:value-type="float">
            <text:p>0.001230997959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Flower and Sword</text:p>
          </table:table-cell>
          <table:table-cell office:value-type="string" calcext:value-type="string">
            <text:p>$1,020.00</text:p>
          </table:table-cell>
          <table:table-cell office:value-type="float" office:value="1020" calcext:value-type="float">
            <text:p>1020</text:p>
          </table:table-cell>
          <table:table-cell office:value-type="float" office:value="0.00123190377140697" calcext:value-type="float">
            <text:p>0.00123190377140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lade Runner 2049</text:p>
          </table:table-cell>
          <table:table-cell office:value-type="string" calcext:value-type="string">
            <text:p>$1,024.00</text:p>
          </table:table-cell>
          <table:table-cell office:value-type="float" office:value="1024" calcext:value-type="float">
            <text:p>1024</text:p>
          </table:table-cell>
          <table:table-cell office:value-type="float" office:value="0.00123673476658896" calcext:value-type="float">
            <text:p>0.00123673476658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ncien and the Magic Tablet</text:p>
          </table:table-cell>
          <table:table-cell office:value-type="string" calcext:value-type="string">
            <text:p>$1,033.50</text:p>
          </table:table-cell>
          <table:table-cell office:value-type="float" office:value="1033.5" calcext:value-type="float">
            <text:p>1033.5</text:p>
          </table:table-cell>
          <table:table-cell office:value-type="float" office:value="0.00124820838014618" calcext:value-type="float">
            <text:p>0.00124820838014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ail Satan?</text:p>
          </table:table-cell>
          <table:table-cell office:value-type="string" calcext:value-type="string">
            <text:p>$1,037.50</text:p>
          </table:table-cell>
          <table:table-cell office:value-type="float" office:value="1037.5" calcext:value-type="float">
            <text:p>1037.5</text:p>
          </table:table-cell>
          <table:table-cell office:value-type="float" office:value="0.00125303937532817" calcext:value-type="float">
            <text:p>0.0012530393753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he Void</text:p>
          </table:table-cell>
          <table:table-cell office:value-type="string" calcext:value-type="string">
            <text:p>$1,040.00</text:p>
          </table:table-cell>
          <table:table-cell office:value-type="float" office:value="1040" calcext:value-type="float">
            <text:p>1040</text:p>
          </table:table-cell>
          <table:table-cell office:value-type="float" office:value="0.00125605874731691" calcext:value-type="float">
            <text:p>0.0012560587473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$1,048.50</text:p>
          </table:table-cell>
          <table:table-cell office:value-type="float" office:value="1048.5" calcext:value-type="float">
            <text:p>1048.5</text:p>
          </table:table-cell>
          <table:table-cell office:value-type="float" office:value="0.00126632461207864" calcext:value-type="float">
            <text:p>0.0012663246120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Found Footage Festival, Vol. 8</text:p>
          </table:table-cell>
          <table:table-cell office:value-type="string" calcext:value-type="string">
            <text:p>$1,060.00</text:p>
          </table:table-cell>
          <table:table-cell office:value-type="float" office:value="1060" calcext:value-type="float">
            <text:p>1060</text:p>
          </table:table-cell>
          <table:table-cell office:value-type="float" office:value="0.00128021372322685" calcext:value-type="float">
            <text:p>0.0012802137232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Wild Nights with Emily</text:p>
          </table:table-cell>
          <table:table-cell office:value-type="string" calcext:value-type="string">
            <text:p>$1,071.00</text:p>
          </table:table-cell>
          <table:table-cell office:value-type="float" office:value="1071" calcext:value-type="float">
            <text:p>1071</text:p>
          </table:table-cell>
          <table:table-cell office:value-type="float" office:value="0.00129349895997732" calcext:value-type="float">
            <text:p>0.0012934989599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merican Woman</text:p>
          </table:table-cell>
          <table:table-cell office:value-type="string" calcext:value-type="string">
            <text:p>$1,078.75</text:p>
          </table:table-cell>
          <table:table-cell office:value-type="float" office:value="1078.75" calcext:value-type="float">
            <text:p>1078.75</text:p>
          </table:table-cell>
          <table:table-cell office:value-type="float" office:value="0.00130285901314242" calcext:value-type="float">
            <text:p>0.0013028590131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ational Theatre Live: Follies</text:p>
          </table:table-cell>
          <table:table-cell office:value-type="string" calcext:value-type="string">
            <text:p>$1,090.00</text:p>
          </table:table-cell>
          <table:table-cell office:value-type="float" office:value="1090" calcext:value-type="float">
            <text:p>1090</text:p>
          </table:table-cell>
          <table:table-cell office:value-type="float" office:value="0.00131644618709176" calcext:value-type="float">
            <text:p>0.0013164461870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$1,120.00</text:p>
          </table:table-cell>
          <table:table-cell office:value-type="float" office:value="1120" calcext:value-type="float">
            <text:p>1120</text:p>
          </table:table-cell>
          <table:table-cell office:value-type="float" office:value="0.00135267865095667" calcext:value-type="float">
            <text:p>0.0013526786509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n the Fade</text:p>
          </table:table-cell>
          <table:table-cell office:value-type="string" calcext:value-type="string">
            <text:p>$1,131.25</text:p>
          </table:table-cell>
          <table:table-cell office:value-type="float" office:value="1131.25" calcext:value-type="float">
            <text:p>1131.25</text:p>
          </table:table-cell>
          <table:table-cell office:value-type="float" office:value="0.00136626582490601" calcext:value-type="float">
            <text:p>0.0013662658249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, Daniel Blake</text:p>
          </table:table-cell>
          <table:table-cell office:value-type="string" calcext:value-type="string">
            <text:p>$1,142.75</text:p>
          </table:table-cell>
          <table:table-cell office:value-type="float" office:value="1142.75" calcext:value-type="float">
            <text:p>1142.75</text:p>
          </table:table-cell>
          <table:table-cell office:value-type="float" office:value="0.00138015493605423" calcext:value-type="float">
            <text:p>0.0013801549360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he Oscar Nominated Short Films 2019: Documentary</text:p>
          </table:table-cell>
          <table:table-cell office:value-type="string" calcext:value-type="string">
            <text:p>$1,143.00</text:p>
          </table:table-cell>
          <table:table-cell office:value-type="float" office:value="1143" calcext:value-type="float">
            <text:p>1143</text:p>
          </table:table-cell>
          <table:table-cell office:value-type="float" office:value="0.0013804568732531" calcext:value-type="float">
            <text:p>0.0013804568732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uspiria (1977)</text:p>
          </table:table-cell>
          <table:table-cell office:value-type="string" calcext:value-type="string">
            <text:p>$1,151.00</text:p>
          </table:table-cell>
          <table:table-cell office:value-type="float" office:value="1151" calcext:value-type="float">
            <text:p>1151</text:p>
          </table:table-cell>
          <table:table-cell office:value-type="float" office:value="0.00139011886361708" calcext:value-type="float">
            <text:p>0.00139011886361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atman: The Movie</text:p>
          </table:table-cell>
          <table:table-cell office:value-type="string" calcext:value-type="string">
            <text:p>$1,168.00</text:p>
          </table:table-cell>
          <table:table-cell office:value-type="float" office:value="1168" calcext:value-type="float">
            <text:p>1168</text:p>
          </table:table-cell>
          <table:table-cell office:value-type="float" office:value="0.00141065059314053" calcext:value-type="float">
            <text:p>0.0014106505931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atriz at Dinner</text:p>
          </table:table-cell>
          <table:table-cell office:value-type="string" calcext:value-type="string">
            <text:p>$1,188.25</text:p>
          </table:table-cell>
          <table:table-cell office:value-type="float" office:value="1188.25" calcext:value-type="float">
            <text:p>1188.25</text:p>
          </table:table-cell>
          <table:table-cell office:value-type="float" office:value="0.00143510750624935" calcext:value-type="float">
            <text:p>0.00143510750624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The Guilty</text:p>
          </table:table-cell>
          <table:table-cell office:value-type="string" calcext:value-type="string">
            <text:p>$1,192.50</text:p>
          </table:table-cell>
          <table:table-cell office:value-type="float" office:value="1192.5" calcext:value-type="float">
            <text:p>1192.5</text:p>
          </table:table-cell>
          <table:table-cell office:value-type="float" office:value="0.00144024043863021" calcext:value-type="float">
            <text:p>0.0014402404386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aces Places</text:p>
          </table:table-cell>
          <table:table-cell office:value-type="string" calcext:value-type="string">
            <text:p>$1,211.50</text:p>
          </table:table-cell>
          <table:table-cell office:value-type="float" office:value="1211.5" calcext:value-type="float">
            <text:p>1211.5</text:p>
          </table:table-cell>
          <table:table-cell office:value-type="float" office:value="0.00146318766574465" calcext:value-type="float">
            <text:p>0.00146318766574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, Tonya</text:p>
          </table:table-cell>
          <table:table-cell office:value-type="string" calcext:value-type="string">
            <text:p>$1,220.75</text:p>
          </table:table-cell>
          <table:table-cell office:value-type="float" office:value="1220.75" calcext:value-type="float">
            <text:p>1220.75</text:p>
          </table:table-cell>
          <table:table-cell office:value-type="float" office:value="0.001474359342103" calcext:value-type="float">
            <text:p>0.001474359342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olores</text:p>
          </table:table-cell>
          <table:table-cell office:value-type="string" calcext:value-type="string">
            <text:p>$1,228.00</text:p>
          </table:table-cell>
          <table:table-cell office:value-type="float" office:value="1228" calcext:value-type="float">
            <text:p>1228</text:p>
          </table:table-cell>
          <table:table-cell office:value-type="float" office:value="0.00148311552087035" calcext:value-type="float">
            <text:p>0.0014831155208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irai</text:p>
          </table:table-cell>
          <table:table-cell office:value-type="string" calcext:value-type="string">
            <text:p>$1,230.50</text:p>
          </table:table-cell>
          <table:table-cell office:value-type="float" office:value="1230.5" calcext:value-type="float">
            <text:p>1230.5</text:p>
          </table:table-cell>
          <table:table-cell office:value-type="float" office:value="0.00148613489285909" calcext:value-type="float">
            <text:p>0.0014861348928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 Quiet Place</text:p>
          </table:table-cell>
          <table:table-cell office:value-type="string" calcext:value-type="string">
            <text:p>$1,234.50</text:p>
          </table:table-cell>
          <table:table-cell office:value-type="float" office:value="1234.5" calcext:value-type="float">
            <text:p>1234.5</text:p>
          </table:table-cell>
          <table:table-cell office:value-type="float" office:value="0.00149096588804108" calcext:value-type="float">
            <text:p>0.0014909658880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The Grand Budapest Hotel</text:p>
          </table:table-cell>
          <table:table-cell office:value-type="string" calcext:value-type="string">
            <text:p>$1,240.00</text:p>
          </table:table-cell>
          <table:table-cell office:value-type="float" office:value="1240" calcext:value-type="float">
            <text:p>1240</text:p>
          </table:table-cell>
          <table:table-cell office:value-type="float" office:value="0.00149760850641632" calcext:value-type="float">
            <text:p>0.0014976085064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he Insult</text:p>
          </table:table-cell>
          <table:table-cell office:value-type="string" calcext:value-type="string">
            <text:p>$1,250.50</text:p>
          </table:table-cell>
          <table:table-cell office:value-type="float" office:value="1250.5" calcext:value-type="float">
            <text:p>1250.5</text:p>
          </table:table-cell>
          <table:table-cell office:value-type="float" office:value="0.00151028986876904" calcext:value-type="float">
            <text:p>0.00151028986876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$1,256.00</text:p>
          </table:table-cell>
          <table:table-cell office:value-type="float" office:value="1256" calcext:value-type="float">
            <text:p>1256</text:p>
          </table:table-cell>
          <table:table-cell office:value-type="float" office:value="0.00151693248714427" calcext:value-type="float">
            <text:p>0.00151693248714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$1,270.75</text:p>
          </table:table-cell>
          <table:table-cell office:value-type="float" office:value="1270.75" calcext:value-type="float">
            <text:p>1270.75</text:p>
          </table:table-cell>
          <table:table-cell office:value-type="float" office:value="0.00153474678187785" calcext:value-type="float">
            <text:p>0.0015347467818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ndiana Jones and the Last Crusade</text:p>
          </table:table-cell>
          <table:table-cell office:value-type="string" calcext:value-type="string">
            <text:p>$1,272.50</text:p>
          </table:table-cell>
          <table:table-cell office:value-type="float" office:value="1272.5" calcext:value-type="float">
            <text:p>1272.5</text:p>
          </table:table-cell>
          <table:table-cell office:value-type="float" office:value="0.00153686034226997" calcext:value-type="float">
            <text:p>0.0015368603422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iden</text:p>
          </table:table-cell>
          <table:table-cell office:value-type="string" calcext:value-type="string">
            <text:p>$1,293.25</text:p>
          </table:table-cell>
          <table:table-cell office:value-type="float" office:value="1293.25" calcext:value-type="float">
            <text:p>1293.25</text:p>
          </table:table-cell>
          <table:table-cell office:value-type="float" office:value="0.00156192112977653" calcext:value-type="float">
            <text:p>0.0015619211297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The BFG</text:p>
          </table:table-cell>
          <table:table-cell office:value-type="string" calcext:value-type="string">
            <text:p>$1,333.50</text:p>
          </table:table-cell>
          <table:table-cell office:value-type="float" office:value="1333.5" calcext:value-type="float">
            <text:p>1333.5</text:p>
          </table:table-cell>
          <table:table-cell office:value-type="float" office:value="0.00161053301879529" calcext:value-type="float">
            <text:p>0.0016105330187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der</text:p>
          </table:table-cell>
          <table:table-cell office:value-type="string" calcext:value-type="string">
            <text:p>$1,337.25</text:p>
          </table:table-cell>
          <table:table-cell office:value-type="float" office:value="1337.25" calcext:value-type="float">
            <text:p>1337.25</text:p>
          </table:table-cell>
          <table:table-cell office:value-type="float" office:value="0.0016150620767784" calcext:value-type="float">
            <text:p>0.0016150620767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olaris</text:p>
          </table:table-cell>
          <table:table-cell office:value-type="string" calcext:value-type="string">
            <text:p>$1,340.00</text:p>
          </table:table-cell>
          <table:table-cell office:value-type="float" office:value="1340" calcext:value-type="float">
            <text:p>1340</text:p>
          </table:table-cell>
          <table:table-cell office:value-type="float" office:value="0.00161838338596602" calcext:value-type="float">
            <text:p>0.00161838338596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Late Night</text:p>
          </table:table-cell>
          <table:table-cell office:value-type="string" calcext:value-type="string">
            <text:p>$1,363.00</text:p>
          </table:table-cell>
          <table:table-cell office:value-type="float" office:value="1363" calcext:value-type="float">
            <text:p>1363</text:p>
          </table:table-cell>
          <table:table-cell office:value-type="float" office:value="0.00164616160826245" calcext:value-type="float">
            <text:p>0.00164616160826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he Killing of a Sacred Deer</text:p>
          </table:table-cell>
          <table:table-cell office:value-type="string" calcext:value-type="string">
            <text:p>$1,387.00</text:p>
          </table:table-cell>
          <table:table-cell office:value-type="float" office:value="1387" calcext:value-type="float">
            <text:p>1387</text:p>
          </table:table-cell>
          <table:table-cell office:value-type="float" office:value="0.00167514757935438" calcext:value-type="float">
            <text:p>0.00167514757935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rival</text:p>
          </table:table-cell>
          <table:table-cell office:value-type="string" calcext:value-type="string">
            <text:p>$1,391.75</text:p>
          </table:table-cell>
          <table:table-cell office:value-type="float" office:value="1391.75" calcext:value-type="float">
            <text:p>1391.75</text:p>
          </table:table-cell>
          <table:table-cell office:value-type="float" office:value="0.00168088438613299" calcext:value-type="float">
            <text:p>0.00168088438613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y Neighbor Totoro</text:p>
          </table:table-cell>
          <table:table-cell office:value-type="string" calcext:value-type="string">
            <text:p>$1,408.00</text:p>
          </table:table-cell>
          <table:table-cell office:value-type="float" office:value="1408" calcext:value-type="float">
            <text:p>1408</text:p>
          </table:table-cell>
          <table:table-cell office:value-type="float" office:value="0.00170051030405982" calcext:value-type="float">
            <text:p>0.001700510304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$1,418.75</text:p>
          </table:table-cell>
          <table:table-cell office:value-type="float" office:value="1418.75" calcext:value-type="float">
            <text:p>1418.75</text:p>
          </table:table-cell>
          <table:table-cell office:value-type="float" office:value="0.00171349360361141" calcext:value-type="float">
            <text:p>0.0017134936036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o Man's Land</text:p>
          </table:table-cell>
          <table:table-cell office:value-type="string" calcext:value-type="string">
            <text:p>$1,437.00</text:p>
          </table:table-cell>
          <table:table-cell office:value-type="float" office:value="1437" calcext:value-type="float">
            <text:p>1437</text:p>
          </table:table-cell>
          <table:table-cell office:value-type="float" office:value="0.00173553501912923" calcext:value-type="float">
            <text:p>0.001735535019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$1,439.50</text:p>
          </table:table-cell>
          <table:table-cell office:value-type="float" office:value="1439.5" calcext:value-type="float">
            <text:p>1439.5</text:p>
          </table:table-cell>
          <table:table-cell office:value-type="float" office:value="0.00173855439111797" calcext:value-type="float">
            <text:p>0.0017385543911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ll-Nite Horror Marathon V</text:p>
          </table:table-cell>
          <table:table-cell office:value-type="string" calcext:value-type="string">
            <text:p>$1,444.00</text:p>
          </table:table-cell>
          <table:table-cell office:value-type="float" office:value="1444" calcext:value-type="float">
            <text:p>1444</text:p>
          </table:table-cell>
          <table:table-cell office:value-type="float" office:value="0.00174398926069771" calcext:value-type="float">
            <text:p>0.00174398926069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he Lure</text:p>
          </table:table-cell>
          <table:table-cell office:value-type="string" calcext:value-type="string">
            <text:p>$1,460.25</text:p>
          </table:table-cell>
          <table:table-cell office:value-type="float" office:value="1460.25" calcext:value-type="float">
            <text:p>1460.25</text:p>
          </table:table-cell>
          <table:table-cell office:value-type="float" office:value="0.00176361517862454" calcext:value-type="float">
            <text:p>0.00176361517862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he River and the Wall</text:p>
          </table:table-cell>
          <table:table-cell office:value-type="string" calcext:value-type="string">
            <text:p>$1,469.25</text:p>
          </table:table-cell>
          <table:table-cell office:value-type="float" office:value="1469.25" calcext:value-type="float">
            <text:p>1469.25</text:p>
          </table:table-cell>
          <table:table-cell office:value-type="float" office:value="0.00177448491778401" calcext:value-type="float">
            <text:p>0.00177448491778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ausicaä of the Valley of the Wind</text:p>
          </table:table-cell>
          <table:table-cell office:value-type="string" calcext:value-type="string">
            <text:p>$1,470.50</text:p>
          </table:table-cell>
          <table:table-cell office:value-type="float" office:value="1470.5" calcext:value-type="float">
            <text:p>1470.5</text:p>
          </table:table-cell>
          <table:table-cell office:value-type="float" office:value="0.00177599460377838" calcext:value-type="float">
            <text:p>0.00177599460377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he Biggest Little Farm</text:p>
          </table:table-cell>
          <table:table-cell office:value-type="string" calcext:value-type="string">
            <text:p>$1,471.00</text:p>
          </table:table-cell>
          <table:table-cell office:value-type="float" office:value="1471" calcext:value-type="float">
            <text:p>1471</text:p>
          </table:table-cell>
          <table:table-cell office:value-type="float" office:value="0.00177659847817613" calcext:value-type="float">
            <text:p>0.0017765984781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l Is True</text:p>
          </table:table-cell>
          <table:table-cell office:value-type="string" calcext:value-type="string">
            <text:p>$1,490.50</text:p>
          </table:table-cell>
          <table:table-cell office:value-type="float" office:value="1490.5" calcext:value-type="float">
            <text:p>1490.5</text:p>
          </table:table-cell>
          <table:table-cell office:value-type="float" office:value="0.00180014957968832" calcext:value-type="float">
            <text:p>0.0018001495796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he Big Lebowski</text:p>
          </table:table-cell>
          <table:table-cell office:value-type="string" calcext:value-type="string">
            <text:p>$1,506.75</text:p>
          </table:table-cell>
          <table:table-cell office:value-type="float" office:value="1506.75" calcext:value-type="float">
            <text:p>1506.75</text:p>
          </table:table-cell>
          <table:table-cell office:value-type="float" office:value="0.00181977549761515" calcext:value-type="float">
            <text:p>0.0018197754976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om of Finland</text:p>
          </table:table-cell>
          <table:table-cell office:value-type="string" calcext:value-type="string">
            <text:p>$1,506.75</text:p>
          </table:table-cell>
          <table:table-cell office:value-type="float" office:value="1506.75" calcext:value-type="float">
            <text:p>1506.75</text:p>
          </table:table-cell>
          <table:table-cell office:value-type="float" office:value="0.00181977549761515" calcext:value-type="float">
            <text:p>0.00181977549761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arjorie Prime</text:p>
          </table:table-cell>
          <table:table-cell office:value-type="string" calcext:value-type="string">
            <text:p>$1,507.50</text:p>
          </table:table-cell>
          <table:table-cell office:value-type="float" office:value="1507.5" calcext:value-type="float">
            <text:p>1507.5</text:p>
          </table:table-cell>
          <table:table-cell office:value-type="float" office:value="0.00182068130921177" calcext:value-type="float">
            <text:p>0.0018206813092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.S.</text:p>
          </table:table-cell>
          <table:table-cell office:value-type="string" calcext:value-type="string">
            <text:p>$1,530.00</text:p>
          </table:table-cell>
          <table:table-cell office:value-type="float" office:value="1530" calcext:value-type="float">
            <text:p>1530</text:p>
          </table:table-cell>
          <table:table-cell office:value-type="float" office:value="0.00184785565711046" calcext:value-type="float">
            <text:p>0.001847855657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op Making Sense</text:p>
          </table:table-cell>
          <table:table-cell office:value-type="string" calcext:value-type="string">
            <text:p>$1,574.00</text:p>
          </table:table-cell>
          <table:table-cell office:value-type="float" office:value="1574" calcext:value-type="float">
            <text:p>1574</text:p>
          </table:table-cell>
          <table:table-cell office:value-type="float" office:value="0.00190099660411232" calcext:value-type="float">
            <text:p>0.00190099660411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nnihilation</text:p>
          </table:table-cell>
          <table:table-cell office:value-type="string" calcext:value-type="string">
            <text:p>$1,621.00</text:p>
          </table:table-cell>
          <table:table-cell office:value-type="float" office:value="1621" calcext:value-type="float">
            <text:p>1621</text:p>
          </table:table-cell>
          <table:table-cell office:value-type="float" office:value="0.00195776079750068" calcext:value-type="float">
            <text:p>0.0019577607975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he Trip to Spain</text:p>
          </table:table-cell>
          <table:table-cell office:value-type="string" calcext:value-type="string">
            <text:p>$1,623.75</text:p>
          </table:table-cell>
          <table:table-cell office:value-type="float" office:value="1623.75" calcext:value-type="float">
            <text:p>1623.75</text:p>
          </table:table-cell>
          <table:table-cell office:value-type="float" office:value="0.0019610821066883" calcext:value-type="float">
            <text:p>0.0019610821066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enial</text:p>
          </table:table-cell>
          <table:table-cell office:value-type="string" calcext:value-type="string">
            <text:p>$1,673.25</text:p>
          </table:table-cell>
          <table:table-cell office:value-type="float" office:value="1673.25" calcext:value-type="float">
            <text:p>1673.25</text:p>
          </table:table-cell>
          <table:table-cell office:value-type="float" office:value="0.0020208656720654" calcext:value-type="float">
            <text:p>0.0020208656720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$1,683.00</text:p>
          </table:table-cell>
          <table:table-cell office:value-type="float" office:value="1683" calcext:value-type="float">
            <text:p>1683</text:p>
          </table:table-cell>
          <table:table-cell office:value-type="float" office:value="0.0020326412228215" calcext:value-type="float">
            <text:p>0.0020326412228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Yellow Submarine</text:p>
          </table:table-cell>
          <table:table-cell office:value-type="string" calcext:value-type="string">
            <text:p>$1,685.25</text:p>
          </table:table-cell>
          <table:table-cell office:value-type="float" office:value="1685.25" calcext:value-type="float">
            <text:p>1685.25</text:p>
          </table:table-cell>
          <table:table-cell office:value-type="float" office:value="0.00203535865761137" calcext:value-type="float">
            <text:p>0.0020353586576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$1,701.75</text:p>
          </table:table-cell>
          <table:table-cell office:value-type="float" office:value="1701.75" calcext:value-type="float">
            <text:p>1701.75</text:p>
          </table:table-cell>
          <table:table-cell office:value-type="float" office:value="0.00205528651273707" calcext:value-type="float">
            <text:p>0.0020552865127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ombshell: The Hedy Lamarr Story</text:p>
          </table:table-cell>
          <table:table-cell office:value-type="string" calcext:value-type="string">
            <text:p>$1,707.50</text:p>
          </table:table-cell>
          <table:table-cell office:value-type="float" office:value="1707.5" calcext:value-type="float">
            <text:p>1707.5</text:p>
          </table:table-cell>
          <table:table-cell office:value-type="float" office:value="0.00206223106831118" calcext:value-type="float">
            <text:p>0.0020622310683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Life, Animated</text:p>
          </table:table-cell>
          <table:table-cell office:value-type="string" calcext:value-type="string">
            <text:p>$1,708.00</text:p>
          </table:table-cell>
          <table:table-cell office:value-type="float" office:value="1708" calcext:value-type="float">
            <text:p>1708</text:p>
          </table:table-cell>
          <table:table-cell office:value-type="float" office:value="0.00206283494270893" calcext:value-type="float">
            <text:p>0.0020628349427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he Little Hours</text:p>
          </table:table-cell>
          <table:table-cell office:value-type="string" calcext:value-type="string">
            <text:p>$1,723.00</text:p>
          </table:table-cell>
          <table:table-cell office:value-type="float" office:value="1723" calcext:value-type="float">
            <text:p>1723</text:p>
          </table:table-cell>
          <table:table-cell office:value-type="float" office:value="0.00208095117464138" calcext:value-type="float">
            <text:p>0.0020809511746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ertain Women</text:p>
          </table:table-cell>
          <table:table-cell office:value-type="string" calcext:value-type="string">
            <text:p>$1,736.25</text:p>
          </table:table-cell>
          <table:table-cell office:value-type="float" office:value="1736.25" calcext:value-type="float">
            <text:p>1736.25</text:p>
          </table:table-cell>
          <table:table-cell office:value-type="float" office:value="0.00209695384618172" calcext:value-type="float">
            <text:p>0.0020969538461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Film Stars Don't Die in Liverpool</text:p>
          </table:table-cell>
          <table:table-cell office:value-type="string" calcext:value-type="string">
            <text:p>$1,759.50</text:p>
          </table:table-cell>
          <table:table-cell office:value-type="float" office:value="1759.5" calcext:value-type="float">
            <text:p>1759.5</text:p>
          </table:table-cell>
          <table:table-cell office:value-type="float" office:value="0.00212503400567702" calcext:value-type="float">
            <text:p>0.0021250340056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lindspotting</text:p>
          </table:table-cell>
          <table:table-cell office:value-type="string" calcext:value-type="string">
            <text:p>$1,763.00</text:p>
          </table:table-cell>
          <table:table-cell office:value-type="float" office:value="1763" calcext:value-type="float">
            <text:p>1763</text:p>
          </table:table-cell>
          <table:table-cell office:value-type="float" office:value="0.00212926112646126" calcext:value-type="float">
            <text:p>0.00212926112646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he Party</text:p>
          </table:table-cell>
          <table:table-cell office:value-type="string" calcext:value-type="string">
            <text:p>$1,781.75</text:p>
          </table:table-cell>
          <table:table-cell office:value-type="float" office:value="1781.75" calcext:value-type="float">
            <text:p>1781.75</text:p>
          </table:table-cell>
          <table:table-cell office:value-type="float" office:value="0.00215190641637683" calcext:value-type="float">
            <text:p>0.00215190641637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Echo In The Canyon</text:p>
          </table:table-cell>
          <table:table-cell office:value-type="string" calcext:value-type="string">
            <text:p>$1,808.00</text:p>
          </table:table-cell>
          <table:table-cell office:value-type="float" office:value="1808" calcext:value-type="float">
            <text:p>1808</text:p>
          </table:table-cell>
          <table:table-cell office:value-type="float" office:value="0.00218360982225863" calcext:value-type="float">
            <text:p>0.0021836098222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enashe</text:p>
          </table:table-cell>
          <table:table-cell office:value-type="string" calcext:value-type="string">
            <text:p>$1,910.50</text:p>
          </table:table-cell>
          <table:table-cell office:value-type="float" office:value="1910.5" calcext:value-type="float">
            <text:p>1910.5</text:p>
          </table:table-cell>
          <table:table-cell office:value-type="float" office:value="0.00230740407379707" calcext:value-type="float">
            <text:p>0.00230740407379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he Innocents</text:p>
          </table:table-cell>
          <table:table-cell office:value-type="string" calcext:value-type="string">
            <text:p>$1,936.25</text:p>
          </table:table-cell>
          <table:table-cell office:value-type="float" office:value="1936.25" calcext:value-type="float">
            <text:p>1936.25</text:p>
          </table:table-cell>
          <table:table-cell office:value-type="float" office:value="0.00233850360528112" calcext:value-type="float">
            <text:p>0.00233850360528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The Oscar Nominated Short Films 2018: Documentary</text:p>
          </table:table-cell>
          <table:table-cell office:value-type="string" calcext:value-type="string">
            <text:p>$1,964.75</text:p>
          </table:table-cell>
          <table:table-cell office:value-type="float" office:value="1964.75" calcext:value-type="float">
            <text:p>1964.75</text:p>
          </table:table-cell>
          <table:table-cell office:value-type="float" office:value="0.00237292444595279" calcext:value-type="float">
            <text:p>0.00237292444595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You Were Never Really Here</text:p>
          </table:table-cell>
          <table:table-cell office:value-type="string" calcext:value-type="string">
            <text:p>$1,969.00</text:p>
          </table:table-cell>
          <table:table-cell office:value-type="float" office:value="1969" calcext:value-type="float">
            <text:p>1969</text:p>
          </table:table-cell>
          <table:table-cell office:value-type="float" office:value="0.00237805737833365" calcext:value-type="float">
            <text:p>0.00237805737833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alker</text:p>
          </table:table-cell>
          <table:table-cell office:value-type="string" calcext:value-type="string">
            <text:p>$1,970.00</text:p>
          </table:table-cell>
          <table:table-cell office:value-type="float" office:value="1970" calcext:value-type="float">
            <text:p>1970</text:p>
          </table:table-cell>
          <table:table-cell office:value-type="float" office:value="0.00237926512712915" calcext:value-type="float">
            <text:p>0.00237926512712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Wild &amp; Scenic Film Festival 2017</text:p>
          </table:table-cell>
          <table:table-cell office:value-type="string" calcext:value-type="string">
            <text:p>$2,030.00</text:p>
          </table:table-cell>
          <table:table-cell office:value-type="float" office:value="2030" calcext:value-type="float">
            <text:p>2030</text:p>
          </table:table-cell>
          <table:table-cell office:value-type="float" office:value="0.00245173005485897" calcext:value-type="float">
            <text:p>0.00245173005485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ound Footage Festival: Cherished Gems</text:p>
          </table:table-cell>
          <table:table-cell office:value-type="string" calcext:value-type="string">
            <text:p>$2,056.00</text:p>
          </table:table-cell>
          <table:table-cell office:value-type="float" office:value="2056" calcext:value-type="float">
            <text:p>2056</text:p>
          </table:table-cell>
          <table:table-cell office:value-type="float" office:value="0.00248313152354189" calcext:value-type="float">
            <text:p>0.0024831315235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Viceroy's House</text:p>
          </table:table-cell>
          <table:table-cell office:value-type="string" calcext:value-type="string">
            <text:p>$2,100.50</text:p>
          </table:table-cell>
          <table:table-cell office:value-type="float" office:value="2100.5" calcext:value-type="float">
            <text:p>2100.5</text:p>
          </table:table-cell>
          <table:table-cell office:value-type="float" office:value="0.00253687634494151" calcext:value-type="float">
            <text:p>0.00253687634494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he Oscar Nominated Short Films 2019: Live Action</text:p>
          </table:table-cell>
          <table:table-cell office:value-type="string" calcext:value-type="string">
            <text:p>$2,116.75</text:p>
          </table:table-cell>
          <table:table-cell office:value-type="float" office:value="2116.75" calcext:value-type="float">
            <text:p>2116.75</text:p>
          </table:table-cell>
          <table:table-cell office:value-type="float" office:value="0.00255650226286834" calcext:value-type="float">
            <text:p>0.00255650226286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he Salesman</text:p>
          </table:table-cell>
          <table:table-cell office:value-type="string" calcext:value-type="string">
            <text:p>$2,132.00</text:p>
          </table:table-cell>
          <table:table-cell office:value-type="float" office:value="2132" calcext:value-type="float">
            <text:p>2132</text:p>
          </table:table-cell>
          <table:table-cell office:value-type="float" office:value="0.00257492043199967" calcext:value-type="float">
            <text:p>0.00257492043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The Miseducation of Cameron Post</text:p>
          </table:table-cell>
          <table:table-cell office:value-type="string" calcext:value-type="string">
            <text:p>$2,140.75</text:p>
          </table:table-cell>
          <table:table-cell office:value-type="float" office:value="2140.75" calcext:value-type="float">
            <text:p>2140.75</text:p>
          </table:table-cell>
          <table:table-cell office:value-type="float" office:value="0.00258548823396027" calcext:value-type="float">
            <text:p>0.002585488233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The Handmaiden</text:p>
          </table:table-cell>
          <table:table-cell office:value-type="string" calcext:value-type="string">
            <text:p>$2,174.00</text:p>
          </table:table-cell>
          <table:table-cell office:value-type="float" office:value="2174" calcext:value-type="float">
            <text:p>2174</text:p>
          </table:table-cell>
          <table:table-cell office:value-type="float" office:value="0.00262564588141054" calcext:value-type="float">
            <text:p>0.00262564588141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he Oscar Nominated Short Films 2018: Animation</text:p>
          </table:table-cell>
          <table:table-cell office:value-type="string" calcext:value-type="string">
            <text:p>$2,226.75</text:p>
          </table:table-cell>
          <table:table-cell office:value-type="float" office:value="2226.75" calcext:value-type="float">
            <text:p>2226.75</text:p>
          </table:table-cell>
          <table:table-cell office:value-type="float" office:value="0.00268935463037301" calcext:value-type="float">
            <text:p>0.00268935463037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horoughbreds</text:p>
          </table:table-cell>
          <table:table-cell office:value-type="string" calcext:value-type="string">
            <text:p>$2,236.25</text:p>
          </table:table-cell>
          <table:table-cell office:value-type="float" office:value="2236.25" calcext:value-type="float">
            <text:p>2236.25</text:p>
          </table:table-cell>
          <table:table-cell office:value-type="float" office:value="0.00270082824393023" calcext:value-type="float">
            <text:p>0.002700828243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$2,238.00</text:p>
          </table:table-cell>
          <table:table-cell office:value-type="float" office:value="2238" calcext:value-type="float">
            <text:p>2238</text:p>
          </table:table-cell>
          <table:table-cell office:value-type="float" office:value="0.00270294180432235" calcext:value-type="float">
            <text:p>0.00270294180432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Red Joan</text:p>
          </table:table-cell>
          <table:table-cell office:value-type="string" calcext:value-type="string">
            <text:p>$2,269.75</text:p>
          </table:table-cell>
          <table:table-cell office:value-type="float" office:value="2269.75" calcext:value-type="float">
            <text:p>2269.75</text:p>
          </table:table-cell>
          <table:table-cell office:value-type="float" office:value="0.00274128782857938" calcext:value-type="float">
            <text:p>0.00274128782857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ooksmart</text:p>
          </table:table-cell>
          <table:table-cell office:value-type="string" calcext:value-type="string">
            <text:p>$2,287.50</text:p>
          </table:table-cell>
          <table:table-cell office:value-type="float" office:value="2287.5" calcext:value-type="float">
            <text:p>2287.5</text:p>
          </table:table-cell>
          <table:table-cell office:value-type="float" office:value="0.00276272536969946" calcext:value-type="float">
            <text:p>0.0027627253696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ll the Queen's Horses</text:p>
          </table:table-cell>
          <table:table-cell office:value-type="string" calcext:value-type="string">
            <text:p>$2,295.25</text:p>
          </table:table-cell>
          <table:table-cell office:value-type="float" office:value="2295.25" calcext:value-type="float">
            <text:p>2295.25</text:p>
          </table:table-cell>
          <table:table-cell office:value-type="float" office:value="0.00277208542286456" calcext:value-type="float">
            <text:p>0.00277208542286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he Oscar Nominated Short Films 2018: Live Action</text:p>
          </table:table-cell>
          <table:table-cell office:value-type="string" calcext:value-type="string">
            <text:p>$2,310.75</text:p>
          </table:table-cell>
          <table:table-cell office:value-type="float" office:value="2310.75" calcext:value-type="float">
            <text:p>2310.75</text:p>
          </table:table-cell>
          <table:table-cell office:value-type="float" office:value="0.00279080552919476" calcext:value-type="float">
            <text:p>0.0027908055291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ickled</text:p>
          </table:table-cell>
          <table:table-cell office:value-type="string" calcext:value-type="string">
            <text:p>$2,446.75</text:p>
          </table:table-cell>
          <table:table-cell office:value-type="float" office:value="2446.75" calcext:value-type="float">
            <text:p>2446.75</text:p>
          </table:table-cell>
          <table:table-cell office:value-type="float" office:value="0.00295505936538236" calcext:value-type="float">
            <text:p>0.00295505936538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Lady Macbeth</text:p>
          </table:table-cell>
          <table:table-cell office:value-type="string" calcext:value-type="string">
            <text:p>$2,456.75</text:p>
          </table:table-cell>
          <table:table-cell office:value-type="float" office:value="2456.75" calcext:value-type="float">
            <text:p>2456.75</text:p>
          </table:table-cell>
          <table:table-cell office:value-type="float" office:value="0.00296713685333733" calcext:value-type="float">
            <text:p>0.0029671368533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tVideoFest 2018</text:p>
          </table:table-cell>
          <table:table-cell office:value-type="string" calcext:value-type="string">
            <text:p>$2,509.50</text:p>
          </table:table-cell>
          <table:table-cell office:value-type="float" office:value="2509.5" calcext:value-type="float">
            <text:p>2509.5</text:p>
          </table:table-cell>
          <table:table-cell office:value-type="float" office:value="0.0030308456022998" calcext:value-type="float">
            <text:p>0.003030845602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kira</text:p>
          </table:table-cell>
          <table:table-cell office:value-type="string" calcext:value-type="string">
            <text:p>$2,576.00</text:p>
          </table:table-cell>
          <table:table-cell office:value-type="float" office:value="2576" calcext:value-type="float">
            <text:p>2576</text:p>
          </table:table-cell>
          <table:table-cell office:value-type="float" office:value="0.00311116089720035" calcext:value-type="float">
            <text:p>0.003111160897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Juliet, Naked</text:p>
          </table:table-cell>
          <table:table-cell office:value-type="string" calcext:value-type="string">
            <text:p>$2,599.75</text:p>
          </table:table-cell>
          <table:table-cell office:value-type="float" office:value="2599.75" calcext:value-type="float">
            <text:p>2599.75</text:p>
          </table:table-cell>
          <table:table-cell office:value-type="float" office:value="0.0031398449310934" calcext:value-type="float">
            <text:p>0.0031398449310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The Aftermath</text:p>
          </table:table-cell>
          <table:table-cell office:value-type="string" calcext:value-type="string">
            <text:p>$2,611.50</text:p>
          </table:table-cell>
          <table:table-cell office:value-type="float" office:value="2611.5" calcext:value-type="float">
            <text:p>2611.5</text:p>
          </table:table-cell>
          <table:table-cell office:value-type="float" office:value="0.00315403597944049" calcext:value-type="float">
            <text:p>0.00315403597944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ountainfilm 2019</text:p>
          </table:table-cell>
          <table:table-cell office:value-type="string" calcext:value-type="string">
            <text:p>$2,630.00</text:p>
          </table:table-cell>
          <table:table-cell office:value-type="float" office:value="2630" calcext:value-type="float">
            <text:p>2630</text:p>
          </table:table-cell>
          <table:table-cell office:value-type="float" office:value="0.00317637933215719" calcext:value-type="float">
            <text:p>0.0031763793321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Suspiria (2018)</text:p>
          </table:table-cell>
          <table:table-cell office:value-type="string" calcext:value-type="string">
            <text:p>$2,643.00</text:p>
          </table:table-cell>
          <table:table-cell office:value-type="float" office:value="2643" calcext:value-type="float">
            <text:p>2643</text:p>
          </table:table-cell>
          <table:table-cell office:value-type="float" office:value="0.00319208006649865" calcext:value-type="float">
            <text:p>0.00319208006649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nnie Darko</text:p>
          </table:table-cell>
          <table:table-cell office:value-type="string" calcext:value-type="string">
            <text:p>$2,648.00</text:p>
          </table:table-cell>
          <table:table-cell office:value-type="float" office:value="2648" calcext:value-type="float">
            <text:p>2648</text:p>
          </table:table-cell>
          <table:table-cell office:value-type="float" office:value="0.00319811881047613" calcext:value-type="float">
            <text:p>0.00319811881047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Wildlife</text:p>
          </table:table-cell>
          <table:table-cell office:value-type="string" calcext:value-type="string">
            <text:p>$2,674.50</text:p>
          </table:table-cell>
          <table:table-cell office:value-type="float" office:value="2674.5" calcext:value-type="float">
            <text:p>2674.5</text:p>
          </table:table-cell>
          <table:table-cell office:value-type="float" office:value="0.0032301241535568" calcext:value-type="float">
            <text:p>0.00323012415355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Fantastic Woman</text:p>
          </table:table-cell>
          <table:table-cell office:value-type="string" calcext:value-type="string">
            <text:p>$2,781.50</text:p>
          </table:table-cell>
          <table:table-cell office:value-type="float" office:value="2781.5" calcext:value-type="float">
            <text:p>2781.5</text:p>
          </table:table-cell>
          <table:table-cell office:value-type="float" office:value="0.00335935327467499" calcext:value-type="float">
            <text:p>0.00335935327467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hoplifters</text:p>
          </table:table-cell>
          <table:table-cell office:value-type="string" calcext:value-type="string">
            <text:p>$2,804.50</text:p>
          </table:table-cell>
          <table:table-cell office:value-type="float" office:value="2804.5" calcext:value-type="float">
            <text:p>2804.5</text:p>
          </table:table-cell>
          <table:table-cell office:value-type="float" office:value="0.00338713149697142" calcext:value-type="float">
            <text:p>0.00338713149697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019 Oscar Nominated Short Films: Animation</text:p>
          </table:table-cell>
          <table:table-cell office:value-type="string" calcext:value-type="string">
            <text:p>$2,822.00</text:p>
          </table:table-cell>
          <table:table-cell office:value-type="float" office:value="2822" calcext:value-type="float">
            <text:p>2822</text:p>
          </table:table-cell>
          <table:table-cell office:value-type="float" office:value="0.00340826710089262" calcext:value-type="float">
            <text:p>0.00340826710089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lade Runner</text:p>
          </table:table-cell>
          <table:table-cell office:value-type="string" calcext:value-type="string">
            <text:p>$2,858.00</text:p>
          </table:table-cell>
          <table:table-cell office:value-type="float" office:value="2858" calcext:value-type="float">
            <text:p>2858</text:p>
          </table:table-cell>
          <table:table-cell office:value-type="float" office:value="0.00345174605753051" calcext:value-type="float">
            <text:p>0.00345174605753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Quiet Passion</text:p>
          </table:table-cell>
          <table:table-cell office:value-type="string" calcext:value-type="string">
            <text:p>$3,310.25</text:p>
          </table:table-cell>
          <table:table-cell office:value-type="float" office:value="3310.25" calcext:value-type="float">
            <text:p>3310.25</text:p>
          </table:table-cell>
          <table:table-cell office:value-type="float" office:value="0.00399795045029404" calcext:value-type="float">
            <text:p>0.00399795045029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$3,336.75</text:p>
          </table:table-cell>
          <table:table-cell office:value-type="float" office:value="3336.75" calcext:value-type="float">
            <text:p>3336.75</text:p>
          </table:table-cell>
          <table:table-cell office:value-type="float" office:value="0.00402995579337471" calcext:value-type="float">
            <text:p>0.00402995579337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he Oscar Nominated Short Films 2017: Live Action</text:p>
          </table:table-cell>
          <table:table-cell office:value-type="string" calcext:value-type="string">
            <text:p>$3,366.50</text:p>
          </table:table-cell>
          <table:table-cell office:value-type="float" office:value="3366.5" calcext:value-type="float">
            <text:p>3366.5</text:p>
          </table:table-cell>
          <table:table-cell office:value-type="float" office:value="0.00406588632004075" calcext:value-type="float">
            <text:p>0.00406588632004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ld War</text:p>
          </table:table-cell>
          <table:table-cell office:value-type="string" calcext:value-type="string">
            <text:p>$3,410.50</text:p>
          </table:table-cell>
          <table:table-cell office:value-type="float" office:value="3410.5" calcext:value-type="float">
            <text:p>3410.5</text:p>
          </table:table-cell>
          <table:table-cell office:value-type="float" office:value="0.00411902726704262" calcext:value-type="float">
            <text:p>0.00411902726704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hey Shall Not Grow Old</text:p>
          </table:table-cell>
          <table:table-cell office:value-type="string" calcext:value-type="string">
            <text:p>$3,470.75</text:p>
          </table:table-cell>
          <table:table-cell office:value-type="float" office:value="3470.75" calcext:value-type="float">
            <text:p>3470.75</text:p>
          </table:table-cell>
          <table:table-cell office:value-type="float" office:value="0.00419179413197131" calcext:value-type="float">
            <text:p>0.00419179413197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Ghost Story</text:p>
          </table:table-cell>
          <table:table-cell office:value-type="string" calcext:value-type="string">
            <text:p>$3,540.75</text:p>
          </table:table-cell>
          <table:table-cell office:value-type="float" office:value="3540.75" calcext:value-type="float">
            <text:p>3540.75</text:p>
          </table:table-cell>
          <table:table-cell office:value-type="float" office:value="0.00427633654765611" calcext:value-type="float">
            <text:p>0.00427633654765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Pavarotti</text:p>
          </table:table-cell>
          <table:table-cell office:value-type="string" calcext:value-type="string">
            <text:p>$3,716.00</text:p>
          </table:table-cell>
          <table:table-cell office:value-type="float" office:value="3716" calcext:value-type="float">
            <text:p>3716</text:p>
          </table:table-cell>
          <table:table-cell office:value-type="float" office:value="0.00448799452406696" calcext:value-type="float">
            <text:p>0.00448799452406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The Lovers</text:p>
          </table:table-cell>
          <table:table-cell office:value-type="string" calcext:value-type="string">
            <text:p>$3,729.00</text:p>
          </table:table-cell>
          <table:table-cell office:value-type="float" office:value="3729" calcext:value-type="float">
            <text:p>3729</text:p>
          </table:table-cell>
          <table:table-cell office:value-type="float" office:value="0.00450369525840842" calcext:value-type="float">
            <text:p>0.00450369525840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mazing Grace</text:p>
          </table:table-cell>
          <table:table-cell office:value-type="string" calcext:value-type="string">
            <text:p>$4,064.00</text:p>
          </table:table-cell>
          <table:table-cell office:value-type="float" office:value="4064" calcext:value-type="float">
            <text:p>4064</text:p>
          </table:table-cell>
          <table:table-cell office:value-type="float" office:value="0.00490829110489993" calcext:value-type="float">
            <text:p>0.004908291104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$4,130.75</text:p>
          </table:table-cell>
          <table:table-cell office:value-type="float" office:value="4130.75" calcext:value-type="float">
            <text:p>4130.75</text:p>
          </table:table-cell>
          <table:table-cell office:value-type="float" office:value="0.00498890833699935" calcext:value-type="float">
            <text:p>0.0049889083369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 United Kingdom</text:p>
          </table:table-cell>
          <table:table-cell office:value-type="string" calcext:value-type="string">
            <text:p>$4,134.75</text:p>
          </table:table-cell>
          <table:table-cell office:value-type="float" office:value="4134.75" calcext:value-type="float">
            <text:p>4134.75</text:p>
          </table:table-cell>
          <table:table-cell office:value-type="float" office:value="0.00499373933218134" calcext:value-type="float">
            <text:p>0.0049937393321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he Death of Stalin</text:p>
          </table:table-cell>
          <table:table-cell office:value-type="string" calcext:value-type="string">
            <text:p>$4,230.25</text:p>
          </table:table-cell>
          <table:table-cell office:value-type="float" office:value="4230.25" calcext:value-type="float">
            <text:p>4230.25</text:p>
          </table:table-cell>
          <table:table-cell office:value-type="float" office:value="0.00510907934215131" calcext:value-type="float">
            <text:p>0.00510907934215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he Farewell</text:p>
          </table:table-cell>
          <table:table-cell office:value-type="string" calcext:value-type="string">
            <text:p>$4,322.25</text:p>
          </table:table-cell>
          <table:table-cell office:value-type="float" office:value="4322.25" calcext:value-type="float">
            <text:p>4322.25</text:p>
          </table:table-cell>
          <table:table-cell office:value-type="float" office:value="0.00522019223133704" calcext:value-type="float">
            <text:p>0.00522019223133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ary and the Witch's Flower</text:p>
          </table:table-cell>
          <table:table-cell office:value-type="string" calcext:value-type="string">
            <text:p>$4,433.50</text:p>
          </table:table-cell>
          <table:table-cell office:value-type="float" office:value="4433.5" calcext:value-type="float">
            <text:p>4433.5</text:p>
          </table:table-cell>
          <table:table-cell office:value-type="float" office:value="0.00535455428483608" calcext:value-type="float">
            <text:p>0.0053545542848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he Lost City of Z</text:p>
          </table:table-cell>
          <table:table-cell office:value-type="string" calcext:value-type="string">
            <text:p>$4,539.50</text:p>
          </table:table-cell>
          <table:table-cell office:value-type="float" office:value="4539.5" calcext:value-type="float">
            <text:p>4539.5</text:p>
          </table:table-cell>
          <table:table-cell office:value-type="float" office:value="0.00548257565715877" calcext:value-type="float">
            <text:p>0.00548257565715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Lean on Pete</text:p>
          </table:table-cell>
          <table:table-cell office:value-type="string" calcext:value-type="string">
            <text:p>$4,858.25</text:p>
          </table:table-cell>
          <table:table-cell office:value-type="float" office:value="4858.25" calcext:value-type="float">
            <text:p>4858.25</text:p>
          </table:table-cell>
          <table:table-cell office:value-type="float" office:value="0.00586754558572344" calcext:value-type="float">
            <text:p>0.0058675455857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Midsommar</text:p>
          </table:table-cell>
          <table:table-cell office:value-type="string" calcext:value-type="string">
            <text:p>$4,931.25</text:p>
          </table:table-cell>
          <table:table-cell office:value-type="float" office:value="4931.25" calcext:value-type="float">
            <text:p>4931.25</text:p>
          </table:table-cell>
          <table:table-cell office:value-type="float" office:value="0.00595571124779473" calcext:value-type="float">
            <text:p>0.0059557112477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y Cousin Rachel</text:p>
          </table:table-cell>
          <table:table-cell office:value-type="string" calcext:value-type="string">
            <text:p>$4,965.25</text:p>
          </table:table-cell>
          <table:table-cell office:value-type="float" office:value="4965.25" calcext:value-type="float">
            <text:p>4965.25</text:p>
          </table:table-cell>
          <table:table-cell office:value-type="float" office:value="0.00599677470684162" calcext:value-type="float">
            <text:p>0.00599677470684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asablanca</text:p>
          </table:table-cell>
          <table:table-cell office:value-type="string" calcext:value-type="string">
            <text:p>$5,110.00</text:p>
          </table:table-cell>
          <table:table-cell office:value-type="float" office:value="5110" calcext:value-type="float">
            <text:p>5110</text:p>
          </table:table-cell>
          <table:table-cell office:value-type="float" office:value="0.00617159634498982" calcext:value-type="float">
            <text:p>0.00617159634499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Lady Bird</text:p>
          </table:table-cell>
          <table:table-cell office:value-type="string" calcext:value-type="string">
            <text:p>$5,200.75</text:p>
          </table:table-cell>
          <table:table-cell office:value-type="float" office:value="5200.75" calcext:value-type="float">
            <text:p>5200.75</text:p>
          </table:table-cell>
          <table:table-cell office:value-type="float" office:value="0.00628119954818118" calcext:value-type="float">
            <text:p>0.00628119954818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Norman</text:p>
          </table:table-cell>
          <table:table-cell office:value-type="string" calcext:value-type="string">
            <text:p>$5,291.25</text:p>
          </table:table-cell>
          <table:table-cell office:value-type="float" office:value="5291.25" calcext:value-type="float">
            <text:p>5291.25</text:p>
          </table:table-cell>
          <table:table-cell office:value-type="float" office:value="0.00639050081417366" calcext:value-type="float">
            <text:p>0.00639050081417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e Solo</text:p>
          </table:table-cell>
          <table:table-cell office:value-type="string" calcext:value-type="string">
            <text:p>$5,610.50</text:p>
          </table:table-cell>
          <table:table-cell office:value-type="float" office:value="5610.5" calcext:value-type="float">
            <text:p>5610.5</text:p>
          </table:table-cell>
          <table:table-cell office:value-type="float" office:value="0.00677607461713608" calcext:value-type="float">
            <text:p>0.00677607461713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The Last Black Man in San Francisco</text:p>
          </table:table-cell>
          <table:table-cell office:value-type="string" calcext:value-type="string">
            <text:p>$5,744.75</text:p>
          </table:table-cell>
          <table:table-cell office:value-type="float" office:value="5744.75" calcext:value-type="float">
            <text:p>5744.75</text:p>
          </table:table-cell>
          <table:table-cell office:value-type="float" office:value="0.00693821489293156" calcext:value-type="float">
            <text:p>0.0069382148929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Man Called Ove</text:p>
          </table:table-cell>
          <table:table-cell office:value-type="string" calcext:value-type="string">
            <text:p>$5,965.50</text:p>
          </table:table-cell>
          <table:table-cell office:value-type="float" office:value="5965.5" calcext:value-type="float">
            <text:p>5965.5</text:p>
          </table:table-cell>
          <table:table-cell office:value-type="float" office:value="0.00720482543953753" calcext:value-type="float">
            <text:p>0.0072048254395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unt for the Wilderpeople</text:p>
          </table:table-cell>
          <table:table-cell office:value-type="string" calcext:value-type="string">
            <text:p>$5,983.25</text:p>
          </table:table-cell>
          <table:table-cell office:value-type="float" office:value="5983.25" calcext:value-type="float">
            <text:p>5983.25</text:p>
          </table:table-cell>
          <table:table-cell office:value-type="float" office:value="0.0072262629806576" calcext:value-type="float">
            <text:p>0.0072262629806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t Eternity's Gate</text:p>
          </table:table-cell>
          <table:table-cell office:value-type="string" calcext:value-type="string">
            <text:p>$6,132.25</text:p>
          </table:table-cell>
          <table:table-cell office:value-type="float" office:value="6132.25" calcext:value-type="float">
            <text:p>6132.25</text:p>
          </table:table-cell>
          <table:table-cell office:value-type="float" office:value="0.00740621755118666" calcext:value-type="float">
            <text:p>0.0074062175511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The Favourite</text:p>
          </table:table-cell>
          <table:table-cell office:value-type="string" calcext:value-type="string">
            <text:p>$6,160.75</text:p>
          </table:table-cell>
          <table:table-cell office:value-type="float" office:value="6160.75" calcext:value-type="float">
            <text:p>6160.75</text:p>
          </table:table-cell>
          <table:table-cell office:value-type="float" office:value="0.00744063839185832" calcext:value-type="float">
            <text:p>0.00744063839185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he Florida Project</text:p>
          </table:table-cell>
          <table:table-cell office:value-type="string" calcext:value-type="string">
            <text:p>$6,174.75</text:p>
          </table:table-cell>
          <table:table-cell office:value-type="float" office:value="6174.75" calcext:value-type="float">
            <text:p>6174.75</text:p>
          </table:table-cell>
          <table:table-cell office:value-type="float" office:value="0.00745754687499528" calcext:value-type="float">
            <text:p>0.00745754687499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ndignation</text:p>
          </table:table-cell>
          <table:table-cell office:value-type="string" calcext:value-type="string">
            <text:p>$6,189.50</text:p>
          </table:table-cell>
          <table:table-cell office:value-type="float" office:value="6189.5" calcext:value-type="float">
            <text:p>6189.5</text:p>
          </table:table-cell>
          <table:table-cell office:value-type="float" office:value="0.00747536116972886" calcext:value-type="float">
            <text:p>0.007475361169729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$6,211.50</text:p>
          </table:table-cell>
          <table:table-cell office:value-type="float" office:value="6211.5" calcext:value-type="float">
            <text:p>6211.5</text:p>
          </table:table-cell>
          <table:table-cell office:value-type="float" office:value="0.0075019316432298" calcext:value-type="float">
            <text:p>0.0075019316432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The Beatles: Eight Days a Week - The Touring Years</text:p>
          </table:table-cell>
          <table:table-cell office:value-type="string" calcext:value-type="string">
            <text:p>$6,255.50</text:p>
          </table:table-cell>
          <table:table-cell office:value-type="float" office:value="6255.5" calcext:value-type="float">
            <text:p>6255.5</text:p>
          </table:table-cell>
          <table:table-cell office:value-type="float" office:value="0.00755507259023167" calcext:value-type="float">
            <text:p>0.00755507259023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Mary Queen of Scots</text:p>
          </table:table-cell>
          <table:table-cell office:value-type="string" calcext:value-type="string">
            <text:p>$6,269.00</text:p>
          </table:table-cell>
          <table:table-cell office:value-type="float" office:value="6269" calcext:value-type="float">
            <text:p>6269</text:p>
          </table:table-cell>
          <table:table-cell office:value-type="float" office:value="0.00757137719897088" calcext:value-type="float">
            <text:p>0.00757137719897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he Oscar Nominated Short Films 2017: Animation</text:p>
          </table:table-cell>
          <table:table-cell office:value-type="string" calcext:value-type="string">
            <text:p>$6,284.50</text:p>
          </table:table-cell>
          <table:table-cell office:value-type="float" office:value="6284.5" calcext:value-type="float">
            <text:p>6284.5</text:p>
          </table:table-cell>
          <table:table-cell office:value-type="float" office:value="0.00759009730530108" calcext:value-type="float">
            <text:p>0.00759009730530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Your Name.</text:p>
          </table:table-cell>
          <table:table-cell office:value-type="string" calcext:value-type="string">
            <text:p>$6,617.00</text:p>
          </table:table-cell>
          <table:table-cell office:value-type="float" office:value="6617" calcext:value-type="float">
            <text:p>6617</text:p>
          </table:table-cell>
          <table:table-cell office:value-type="float" office:value="0.00799167377980384" calcext:value-type="float">
            <text:p>0.00799167377980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f Beale Street Could Talk</text:p>
          </table:table-cell>
          <table:table-cell office:value-type="string" calcext:value-type="string">
            <text:p>$7,052.50</text:p>
          </table:table-cell>
          <table:table-cell office:value-type="float" office:value="7052.5" calcext:value-type="float">
            <text:p>7052.5</text:p>
          </table:table-cell>
          <table:table-cell office:value-type="float" office:value="0.0085176483802428" calcext:value-type="float">
            <text:p>0.00851764838024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he Wife</text:p>
          </table:table-cell>
          <table:table-cell office:value-type="string" calcext:value-type="string">
            <text:p>$7,159.25</text:p>
          </table:table-cell>
          <table:table-cell office:value-type="float" office:value="7159.25" calcext:value-type="float">
            <text:p>7159.25</text:p>
          </table:table-cell>
          <table:table-cell office:value-type="float" office:value="0.00864657556416211" calcext:value-type="float">
            <text:p>0.00864657556416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$7,162.00</text:p>
          </table:table-cell>
          <table:table-cell office:value-type="float" office:value="7162" calcext:value-type="float">
            <text:p>7162</text:p>
          </table:table-cell>
          <table:table-cell office:value-type="float" office:value="0.00864989687334973" calcext:value-type="float">
            <text:p>0.0086498968733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arkest Hour</text:p>
          </table:table-cell>
          <table:table-cell office:value-type="string" calcext:value-type="string">
            <text:p>$7,378.75</text:p>
          </table:table-cell>
          <table:table-cell office:value-type="float" office:value="7378.75" calcext:value-type="float">
            <text:p>7378.75</text:p>
          </table:table-cell>
          <table:table-cell office:value-type="float" office:value="0.00891167642477371" calcext:value-type="float">
            <text:p>0.00891167642477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Phantom Thread</text:p>
          </table:table-cell>
          <table:table-cell office:value-type="string" calcext:value-type="string">
            <text:p>$7,728.25</text:p>
          </table:table-cell>
          <table:table-cell office:value-type="float" office:value="7728.25" calcext:value-type="float">
            <text:p>7728.25</text:p>
          </table:table-cell>
          <table:table-cell office:value-type="float" office:value="0.00933378462879992" calcext:value-type="float">
            <text:p>0.009333784628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n You Ever Forgive Me?</text:p>
          </table:table-cell>
          <table:table-cell office:value-type="string" calcext:value-type="string">
            <text:p>$7,850.00</text:p>
          </table:table-cell>
          <table:table-cell office:value-type="float" office:value="7850" calcext:value-type="float">
            <text:p>7850</text:p>
          </table:table-cell>
          <table:table-cell office:value-type="float" office:value="0.00948082804465168" calcext:value-type="float">
            <text:p>0.00948082804465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fe Society</text:p>
          </table:table-cell>
          <table:table-cell office:value-type="string" calcext:value-type="string">
            <text:p>$7,919.75</text:p>
          </table:table-cell>
          <table:table-cell office:value-type="float" office:value="7919.75" calcext:value-type="float">
            <text:p>7919.75</text:p>
          </table:table-cell>
          <table:table-cell office:value-type="float" office:value="0.0095650685231376" calcext:value-type="float">
            <text:p>0.009565068523138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edi</text:p>
          </table:table-cell>
          <table:table-cell office:value-type="string" calcext:value-type="string">
            <text:p>$8,334.50</text:p>
          </table:table-cell>
          <table:table-cell office:value-type="float" office:value="8334.5" calcext:value-type="float">
            <text:p>8334.5</text:p>
          </table:table-cell>
          <table:table-cell office:value-type="float" office:value="0.01006598233607" calcext:value-type="float">
            <text:p>0.0100659823360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rst Reformed</text:p>
          </table:table-cell>
          <table:table-cell office:value-type="string" calcext:value-type="string">
            <text:p>$8,623.25</text:p>
          </table:table-cell>
          <table:table-cell office:value-type="float" office:value="8623.25" calcext:value-type="float">
            <text:p>8623.25</text:p>
          </table:table-cell>
          <table:table-cell office:value-type="float" office:value="0.0104147198007698" calcext:value-type="float">
            <text:p>0.0104147198007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on't Think Twice</text:p>
          </table:table-cell>
          <table:table-cell office:value-type="string" calcext:value-type="string">
            <text:p>$8,628.00</text:p>
          </table:table-cell>
          <table:table-cell office:value-type="float" office:value="8628" calcext:value-type="float">
            <text:p>8628</text:p>
          </table:table-cell>
          <table:table-cell office:value-type="float" office:value="0.0104204566075484" calcext:value-type="float">
            <text:p>0.01042045660754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he Zookeeper's Wife</text:p>
          </table:table-cell>
          <table:table-cell office:value-type="string" calcext:value-type="string">
            <text:p>$8,814.25</text:p>
          </table:table-cell>
          <table:table-cell office:value-type="float" office:value="8814.25" calcext:value-type="float">
            <text:p>8814.25</text:p>
          </table:table-cell>
          <table:table-cell office:value-type="float" office:value="0.0106453998207097" calcext:value-type="float">
            <text:p>0.0106453998207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he Beguiled</text:p>
          </table:table-cell>
          <table:table-cell office:value-type="string" calcext:value-type="string">
            <text:p>$8,883.50</text:p>
          </table:table-cell>
          <table:table-cell office:value-type="float" office:value="8883.5" calcext:value-type="float">
            <text:p>8883.5</text:p>
          </table:table-cell>
          <table:table-cell office:value-type="float" office:value="0.0107290364247979" calcext:value-type="float">
            <text:p>0.01072903642479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The Big Sick</text:p>
          </table:table-cell>
          <table:table-cell office:value-type="string" calcext:value-type="string">
            <text:p>$9,145.25</text:p>
          </table:table-cell>
          <table:table-cell office:value-type="float" office:value="9145.25" calcext:value-type="float">
            <text:p>9145.25</text:p>
          </table:table-cell>
          <table:table-cell office:value-type="float" office:value="0.0110451646720192" calcext:value-type="float">
            <text:p>0.011045164672019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hree BIllboards Outside Ebbing, Missouri</text:p>
          </table:table-cell>
          <table:table-cell office:value-type="string" calcext:value-type="string">
            <text:p>$9,744.00</text:p>
          </table:table-cell>
          <table:table-cell office:value-type="float" office:value="9744" calcext:value-type="float">
            <text:p>9744</text:p>
          </table:table-cell>
          <table:table-cell office:value-type="float" office:value="0.0117683042633231" calcext:value-type="float">
            <text:p>0.01176830426332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 Am Not Your Negro</text:p>
          </table:table-cell>
          <table:table-cell office:value-type="string" calcext:value-type="string">
            <text:p>$9,954.25</text:p>
          </table:table-cell>
          <table:table-cell office:value-type="float" office:value="9954.25" calcext:value-type="float">
            <text:p>9954.25</text:p>
          </table:table-cell>
          <table:table-cell office:value-type="float" office:value="0.0120222334475763" calcext:value-type="float">
            <text:p>0.01202223344757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Manchester by the Sea</text:p>
          </table:table-cell>
          <table:table-cell office:value-type="string" calcext:value-type="string">
            <text:p>$10,706.75</text:p>
          </table:table-cell>
          <table:table-cell office:value-type="float" office:value="10706.75" calcext:value-type="float">
            <text:p>10706.75</text:p>
          </table:table-cell>
          <table:table-cell office:value-type="float" office:value="0.0129310644161878" calcext:value-type="float">
            <text:p>0.01293106441618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he Old Man &amp; the Gun</text:p>
          </table:table-cell>
          <table:table-cell office:value-type="string" calcext:value-type="string">
            <text:p>$10,771.75</text:p>
          </table:table-cell>
          <table:table-cell office:value-type="float" office:value="10771.75" calcext:value-type="float">
            <text:p>10771.75</text:p>
          </table:table-cell>
          <table:table-cell office:value-type="float" office:value="0.0130095680878951" calcext:value-type="float">
            <text:p>0.01300956808789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Sorry to Bother You</text:p>
          </table:table-cell>
          <table:table-cell office:value-type="string" calcext:value-type="string">
            <text:p>$11,298.75</text:p>
          </table:table-cell>
          <table:table-cell office:value-type="float" office:value="11298.75" calcext:value-type="float">
            <text:p>11298.75</text:p>
          </table:table-cell>
          <table:table-cell office:value-type="float" office:value="0.0136460517031221" calcext:value-type="float">
            <text:p>0.01364605170312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ictoria and Abdul</text:p>
          </table:table-cell>
          <table:table-cell office:value-type="string" calcext:value-type="string">
            <text:p>$11,972.50</text:p>
          </table:table-cell>
          <table:table-cell office:value-type="float" office:value="11972.5" calcext:value-type="float">
            <text:p>11972.5</text:p>
          </table:table-cell>
          <table:table-cell office:value-type="float" office:value="0.0144597724540882" calcext:value-type="float">
            <text:p>0.01445977245408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oving</text:p>
          </table:table-cell>
          <table:table-cell office:value-type="string" calcext:value-type="string">
            <text:p>$12,001.00</text:p>
          </table:table-cell>
          <table:table-cell office:value-type="float" office:value="12001" calcext:value-type="float">
            <text:p>12001</text:p>
          </table:table-cell>
          <table:table-cell office:value-type="float" office:value="0.0144941932947599" calcext:value-type="float">
            <text:p>0.0144941932947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hree Identical Strangers</text:p>
          </table:table-cell>
          <table:table-cell office:value-type="string" calcext:value-type="string">
            <text:p>$12,114.50</text:p>
          </table:table-cell>
          <table:table-cell office:value-type="float" office:value="12114.5" calcext:value-type="float">
            <text:p>12114.5</text:p>
          </table:table-cell>
          <table:table-cell office:value-type="float" office:value="0.0146312727830488" calcext:value-type="float">
            <text:p>0.01463127278304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he Room</text:p>
          </table:table-cell>
          <table:table-cell office:value-type="string" calcext:value-type="string">
            <text:p>$13,720.00</text:p>
          </table:table-cell>
          <table:table-cell office:value-type="float" office:value="13720" calcext:value-type="float">
            <text:p>13720</text:p>
          </table:table-cell>
          <table:table-cell office:value-type="float" office:value="0.0165703134742192" calcext:value-type="float">
            <text:p>0.01657031347421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e Shape of Water</text:p>
          </table:table-cell>
          <table:table-cell office:value-type="string" calcext:value-type="string">
            <text:p>$13,971.50</text:p>
          </table:table-cell>
          <table:table-cell office:value-type="float" office:value="13971.5" calcext:value-type="float">
            <text:p>13971.5</text:p>
          </table:table-cell>
          <table:table-cell office:value-type="float" office:value="0.0168740622962868" calcext:value-type="float">
            <text:p>0.01687406229628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lacKkKlansman</text:p>
          </table:table-cell>
          <table:table-cell office:value-type="string" calcext:value-type="string">
            <text:p>$14,936.25</text:p>
          </table:table-cell>
          <table:table-cell office:value-type="float" office:value="14936.25" calcext:value-type="float">
            <text:p>14936.25</text:p>
          </table:table-cell>
          <table:table-cell office:value-type="float" office:value="0.0180392379467425" calcext:value-type="float">
            <text:p>0.01803923794674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$15,612.25</text:p>
          </table:table-cell>
          <table:table-cell office:value-type="float" office:value="15612.25" calcext:value-type="float">
            <text:p>15612.25</text:p>
          </table:table-cell>
          <table:table-cell office:value-type="float" office:value="0.0188556761324985" calcext:value-type="float">
            <text:p>0.01885567613249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oving Vincent</text:p>
          </table:table-cell>
          <table:table-cell office:value-type="string" calcext:value-type="string">
            <text:p>$15,845.25</text:p>
          </table:table-cell>
          <table:table-cell office:value-type="float" office:value="15845.25" calcext:value-type="float">
            <text:p>15845.25</text:p>
          </table:table-cell>
          <table:table-cell office:value-type="float" office:value="0.0191370816018493" calcext:value-type="float">
            <text:p>0.019137081601849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sle of Dogs</text:p>
          </table:table-cell>
          <table:table-cell office:value-type="string" calcext:value-type="string">
            <text:p>$16,488.50</text:p>
          </table:table-cell>
          <table:table-cell office:value-type="float" office:value="16488.5" calcext:value-type="float">
            <text:p>16488.5</text:p>
          </table:table-cell>
          <table:table-cell office:value-type="float" office:value="0.0199139660145528" calcext:value-type="float">
            <text:p>0.019913966014553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$18,559.50</text:p>
          </table:table-cell>
          <table:table-cell office:value-type="float" office:value="18559.5" calcext:value-type="float">
            <text:p>18559.5</text:p>
          </table:table-cell>
          <table:table-cell office:value-type="float" office:value="0.0224152137700271" calcext:value-type="float">
            <text:p>0.02241521377002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ap 2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BG</text:p>
          </table:table-cell>
          <table:table-cell office:value-type="string" calcext:value-type="string">
            <text:p>$20,417.25</text:p>
          </table:table-cell>
          <table:table-cell office:value-type="float" office:value="20417.25" calcext:value-type="float">
            <text:p>20417.25</text:p>
          </table:table-cell>
          <table:table-cell office:value-type="float" office:value="0.0246589090948617" calcext:value-type="float">
            <text:p>0.024658909094862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he Rocky Horror Picture Show</text:p>
          </table:table-cell>
          <table:table-cell office:value-type="string" calcext:value-type="string">
            <text:p>$26,974.00</text:p>
          </table:table-cell>
          <table:table-cell office:value-type="float" office:value="26974" calcext:value-type="float">
            <text:p>26974</text:p>
          </table:table-cell>
          <table:table-cell office:value-type="float" office:value="0.0325778160097369" calcext:value-type="float">
            <text:p>0.03257781600973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Won't You Be My Neighbor?</text:p>
          </table:table-cell>
          <table:table-cell office:value-type="string" calcext:value-type="string">
            <text:p>$28,367.25</text:p>
          </table:table-cell>
          <table:table-cell office:value-type="float" office:value="28367.25" calcext:value-type="float">
            <text:p>28367.25</text:p>
          </table:table-cell>
          <table:table-cell office:value-type="float" office:value="0.0342605120190631" calcext:value-type="float">
            <text:p>0.034260512019063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Gross Revenue</text:p>
          </table:table-cell>
          <table:table-cell office:value-type="string" calcext:value-type="string">
            <text:p>Revenue Num</text:p>
          </table:table-cell>
          <table:table-cell office:value-type="string" calcext:value-type="string">
            <text:p>Portion of Total</text:p>
          </table:table-cell>
          <table:table-cell office:value-type="string" calcext:value-type="string">
            <text:p>Popularity Score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test.A1:test.F4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20:43:49.782270438</dc:date>
    <meta:editing-duration>PT20M40S</meta:editing-duration>
    <meta:editing-cycles>1</meta:editing-cycles>
    <meta:document-statistic meta:table-count="1" meta:cell-count="2742" meta:object-count="0"/>
    <meta:generator>LibreOffice/6.0.7.3$Linux_X86_64 LibreOffice_project/00m0$Build-3</meta:generator>
  </office:meta>
</office:document-meta>
</file>